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</office:font-face-decls>
  <office:automatic-styles>
    <style:style style:name="P1" style:family="paragraph" style:parent-style-name="Heading_20_1">
      <style:text-properties officeooo:rsid="0012ccd2" officeooo:paragraph-rsid="0012ccd2"/>
    </style:style>
    <style:style style:name="P2" style:family="paragraph" style:parent-style-name="Text_20_body">
      <style:text-properties officeooo:rsid="0012ccd2" officeooo:paragraph-rsid="0012ccd2"/>
    </style:style>
    <style:style style:name="P3" style:family="paragraph" style:parent-style-name="Text_20_body">
      <style:text-properties officeooo:rsid="0012ccd2" officeooo:paragraph-rsid="0014aca7"/>
    </style:style>
    <style:style style:name="P4" style:family="paragraph" style:parent-style-name="Text_20_body">
      <style:text-properties officeooo:paragraph-rsid="0012ccd2"/>
    </style:style>
    <style:style style:name="P5" style:family="paragraph" style:parent-style-name="Text_20_body">
      <style:text-properties officeooo:rsid="00139da1" officeooo:paragraph-rsid="0014aca7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Suites arithmétiques et géométriques</text:h>
      <text:p text:style-name="P4"/>
      <text:h text:style-name="Heading_20_2" text:outline-level="2">I – Suites arithmétiques</text:h>
      <text:h text:style-name="Heading_20_3" text:outline-level="3">A – Définition et propriétés</text:h>
      <text:p text:style-name="P3">- Une suite <draw:g text:anchor-type="as-char" svg:y="-0.314cm" draw:z-index="1" draw:style-name="gr1"><svg:title>TexMaths</svg:title><svg:desc>12§display§(u_n)§svg§600§FALSE§</svg:desc><draw:g draw:style-name="gr2"><draw:path draw:style-name="gr176" draw:text-style-name="P6" svg:width="0.71cm" svg:height="0.376cm" svg:x="0.001cm" svg:y="0.023cm" svg:viewBox="0 0 711 377" svg:d="M356 377c-119 0-237 0-356 0 0-126 0-251 0-377 237 0 474 0 711 0 0 126 0 251 0 377-118 0-237 0-355 0z"><text:p/></draw:path><draw:path draw:style-name="gr177" draw:text-style-name="P7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78" draw:text-style-name="P7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79" draw:text-style-name="P7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80" draw:text-style-name="P7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une suite arithmétique s'il existe un nombre <draw:g text:anchor-type="as-char" svg:y="-0.189cm" draw:z-index="3" draw:style-name="gr1"><svg:title>TexMaths</svg:title><svg:desc>12§display§r§svg§600§FALSE§</svg:desc><draw:g draw:style-name="gr2"><draw:path draw:style-name="gr164" draw:text-style-name="P6" svg:width="0.139cm" svg:height="0.144cm" svg:x="0.009cm" svg:y="0.022cm" svg:viewBox="0 0 140 145" svg:d="M0 0c47 0 94 0 140 0 0 48 0 97 0 145-46 0-93 0-140 0 0-48 0-97 0-145z"><text:p/></draw:path><draw:path draw:style-name="gr165" draw:text-style-name="P7" svg:width="0.168cm" svg:height="0.188cm" svg:x="0.001cm" svg:y="0cm" svg:viewBox="0 0 169 189" svg:d="M25 160c-1 6-3 16-3 18 0 7 4 11 12 11 4 0 12-4 15-12 0-1 15-59 16-66 3-14 12-42 14-53 1-6 12-26 22-35 3-3 15-13 33-13 11 0 17 4 18 4-13 3-21 12-21 23 0 7 5 15 15 15 12 0 23-10 23-24 0-16-13-28-35-28-27 0-44 20-52 32-3-19-18-32-38-32-19 0-27 17-31 24-7 14-13 40-13 41 0 4 4 2 5 4 5 0 5 0 7-10 7-30 16-49 31-49 7 0 12 2 12 19 0 8-1 13-6 35-8 31-17 63-24 96z"><text:p/></draw:path></draw:g></draw:g><text:s/>tel que pour tout entier <draw:g text:anchor-type="as-char" svg:y="-0.189cm" draw:z-index="4" draw:style-name="gr1"><svg:title>TexMaths</svg:title><svg:desc>12§display§n§svg§600§FALSE§</svg:desc><draw:g draw:style-name="gr2"><draw:path draw:style-name="gr162" draw:text-style-name="P6" svg:width="0.196cm" svg:height="0.144cm" svg:x="0.01cm" svg:y="0.022cm" svg:viewBox="0 0 197 145" svg:d="M0 0c65 0 131 0 197 0 0 48 0 97 0 145-66 0-132 0-197 0 0-48 0-97 0-145z"><text:p/></draw:path><draw:path draw:style-name="gr163" draw:text-style-name="P7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, on a : <draw:g text:anchor-type="as-char" svg:y="-0.245cm" draw:z-index="2" draw:style-name="gr1"><svg:title>TexMaths</svg:title><svg:desc>12§display§u_{n+1} = u_n + r§svg§600§FALSE§</svg:desc><draw:g draw:style-name="gr2"><draw:path draw:style-name="gr166" draw:text-style-name="P6" svg:width="2.584cm" svg:height="0.297cm" svg:x="0.01cm" svg:y="0.021cm" svg:viewBox="0 0 2585 298" svg:d="M0 0c862 0 1723 0 2585 0 0 99 0 199 0 298-862 0-1723 0-2585 0 0-99 0-199 0-298z"><text:p/></draw:path><draw:path draw:style-name="gr167" draw:text-style-name="P7" svg:width="0.216cm" svg:height="0.188cm" svg:x="0.001cm" svg:y="0.058cm" svg:viewBox="0 0 217 189" svg:d="M136 163c4 15 19 26 37 26 14 0 25-9 31-21 7-16 13-41 13-42 0-4-3-4-5-4-4 0-4 1-6 7-6 24-14 52-32 52-8 0-13-6-13-19 0-9 6-29 8-43 4-16 9-32 12-46 1-6 6-22 7-29 3-9 6-25 6-27 0-9-4-12-12-12-1 0-13 1-15 15-9 30-28 105-33 126 0 2-16 35-48 35-21 0-26-18-26-34 0-24 12-57 23-86 6-12 7-18 7-26 0-19-13-35-34-35-40 0-56 61-56 65s4 2 5 4c5 0 5-1 7-7 11-37 26-52 42-52 5 0 11 1 11 14 0 10-5 22-7 29-16 40-24 67-24 87 0 40 28 49 51 49 28 0 43-18 51-26z"><text:p/></draw:path><draw:path draw:style-name="gr168" draw:text-style-name="P7" svg:width="0.179cm" svg:height="0.131cm" svg:x="0.244cm" svg:y="0.177cm" svg:viewBox="0 0 180 132" svg:d="M22 111c-2 4-3 11-3 12 0 6 5 9 10 9s9-4 12-6c2-3 3-12 5-18 1-6 4-19 6-27 2-7 3-13 6-20 2-12 3-14 12-26 8-12 21-27 44-27 17 0 17 15 17 21 0 18-12 50-17 62-4 8-5 11-5 16 0 15 13 25 28 25 30 0 43-40 43-45 0-3-4-3-5-3-5 0-5 1-6 5-6 24-19 36-31 36-6 0-7-5-7-11 0-7 1-11 7-24 4-9 16-40 16-56 0-29-23-34-39-34-25 0-41 14-50 26-3-20-19-26-31-26-14 0-20 8-24 16-6 10-10 27-10 28 0 5 4 5 5 5 3 0 5-1 6-9 5-17 11-32 21-32 9 0 10 6 10 15 0 5-4 15-5 24-2 8-5 20-6 26-3 12-6 25-9 38z"><text:p/></draw:path><draw:path draw:style-name="gr169" draw:text-style-name="P7" svg:width="0.216cm" svg:height="0.215cm" svg:x="0.459cm" svg:y="0.126cm" svg:viewBox="0 0 217 216" svg:d="M116 116c30 0 60 0 90 0 4 0 11 0 11-7s-7-7-11-7c-30 0-60 0-90 0 0-31 0-61 0-91 0-4 0-11-7-11s-7 7-7 11c0 30 0 60 0 91-30 0-61 0-91 0-4 0-11 0-11 6 0 8 7 8 11 8 30 0 61 0 91 0 0 30 0 59 0 89 0 3 0 11 6 11 8 0 8-8 8-11 0-30 0-59 0-89z"><text:p/></draw:path><draw:path draw:style-name="gr170" draw:text-style-name="P7" svg:width="0.107cm" svg:height="0.193cm" svg:x="0.729cm" svg:y="0.112cm" svg:viewBox="0 0 108 194" svg:d="M67 8c0-8-1-8-9-8-18 19-46 19-58 19 0 4 0 7 0 11 7 0 26 0 43-8 0 49 0 99 0 149 0 9 0 12-30 12-3 0-7 0-11 0 0 4 0 7 0 11 5 0 42-1 53-1 9 0 46 1 53 1 0-4 0-7 0-11-4 0-8 0-12 0-29 0-29-3-29-12 0-55 0-109 0-163z"><text:p/></draw:path><draw:path draw:style-name="gr171" draw:text-style-name="P7" svg:width="0.28cm" svg:height="0.097cm" svg:x="1.027cm" svg:y="0.09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72" draw:text-style-name="P7" svg:width="0.216cm" svg:height="0.188cm" svg:x="1.459cm" svg:y="0.058cm" svg:viewBox="0 0 217 189" svg:d="M136 163c4 15 19 26 37 26 15 0 25-9 31-21 7-16 13-41 13-42 0-4-3-4-5-4-4 0-4 1-6 7-6 24-14 52-31 52-9 0-13-6-13-19 0-9 5-29 8-43 4-16 8-32 11-46 3-6 6-22 7-29 3-9 8-25 8-27 0-9-6-12-12-12-3 0-14 1-17 15-9 30-27 105-31 126-2 2-18 35-50 35-21 0-25-18-25-34 0-24 12-57 23-86 5-12 7-18 7-26 0-19-14-35-35-35-40 0-56 61-56 65s5 4 6 4c4 0 5-1 6-7 11-37 26-52 43-52 4 0 11 1 11 14 0 10-5 22-7 29-16 40-25 67-25 87 0 40 28 49 51 49 29 0 43-18 51-26z"><text:p/></draw:path><draw:path draw:style-name="gr173" draw:text-style-name="P7" svg:width="0.179cm" svg:height="0.131cm" svg:x="1.702cm" svg:y="0.177cm" svg:viewBox="0 0 180 132" svg:d="M22 111c-2 4-3 11-3 12 0 6 5 9 10 9 6 0 11-4 12-6 1-3 3-12 5-18 1-6 4-19 7-27 1-7 3-13 5-20 3-12 3-14 12-26 8-12 22-27 44-27 17 0 18 15 18 21 0 18-13 50-18 62-4 8-5 11-5 16 0 15 13 25 29 25 29 0 42-40 42-45 0-3-4-3-5-3-3 0-3 1-5 5-7 24-20 36-32 36-6 0-7-5-7-11 0-7 2-11 7-24 4-9 16-40 16-56 0-29-23-34-39-34-24 0-41 14-50 26-1-20-19-26-31-26s-20 8-23 16c-7 10-11 27-11 28 0 5 4 5 5 5 5 0 5-1 6-9 5-17 11-32 21-32 9 0 11 6 11 15 0 5-3 15-5 24-2 8-6 20-7 26-3 12-6 25-9 38z"><text:p/></draw:path><draw:path draw:style-name="gr174" draw:text-style-name="P7" svg:width="0.28cm" svg:height="0.278cm" svg:x="2.035cm" svg:y="0cm" svg:viewBox="0 0 281 279" svg:d="M149 148c39 0 78 0 117 0 6 0 15 0 15-8s-9-8-15-8c-39 0-78 0-117 0 0-40 0-78 0-118 0-6 0-14-9-14-8 0-8 8-8 14 0 40 0 78 0 118-40 0-78 0-118 0-6 0-14 0-14 8s8 8 14 8c40 0 78 0 118 0 0 39 0 78 0 117 0 6 0 14 8 14 9 0 9-8 9-14 0-39 0-78 0-117z"><text:p/></draw:path><draw:path draw:style-name="gr175" draw:text-style-name="P7" svg:width="0.171cm" svg:height="0.188cm" svg:x="2.445cm" svg:y="0.058cm" svg:viewBox="0 0 172 189" svg:d="M25 162c-1 6-3 14-3 16 0 8 6 11 12 11 4 0 12-3 15-12 0-1 15-57 17-64 4-15 11-44 13-56 1-4 13-25 24-33 4-4 16-14 34-14 11 0 17 4 18 4-13 3-23 14-23 24 0 6 5 15 17 15 11 0 23-10 23-25s-14-28-35-28c-28 0-46 22-54 32-4-18-19-32-39-32-19 0-27 17-31 24-7 14-13 39-13 41 0 4 4 2 5 4 5 0 5 0 7-9 7-30 16-50 31-50 7 0 13 3 13 19 0 9-1 14-7 36-8 32-15 64-24 97z"><text:p/></draw:path></draw:g></draw:g><text:s/>. Le nombre r est appelé <text:span text:style-name="T1">raison</text:span> de la suite</text:p>
      <text:p text:style-name="P3">- Pour tout entier naturel n, on a : <draw:g text:anchor-type="as-char" svg:y="-0.249cm" draw:z-index="0" draw:style-name="gr1"><svg:title>TexMaths</svg:title><svg:desc>12§display§u_n = u_0 + nr§svg§600§FALSE§</svg:desc><draw:g draw:style-name="gr2"><draw:path draw:style-name="gr181" draw:text-style-name="P6" svg:width="2.37cm" svg:height="0.268cm" svg:x="0.01cm" svg:y="0.022cm" svg:viewBox="0 0 2371 269" svg:d="M0 0c791 0 1580 0 2371 0 0 90 0 179 0 269-791 0-1580 0-2371 0 0-90 0-179 0-269z"><text:p/></draw:path><draw:path draw:style-name="gr182" draw:text-style-name="P7" svg:width="0.216cm" svg:height="0.188cm" svg:x="0.001cm" svg:y="0.059cm" svg:viewBox="0 0 217 189" svg:d="M136 161c4 17 19 28 37 28 15 0 25-10 31-23 7-14 13-39 13-40 0-4-3-4-5-4-4 0-4 1-6 7-6 24-14 52-32 52-8 0-13-6-13-21 0-7 6-27 8-42 4-15 9-31 12-45 1-6 6-22 7-29 3-9 8-25 8-27 0-9-6-12-14-12-1 0-13 1-15 15-9 30-28 104-33 126 0 2-16 35-48 35-21 0-26-20-26-34 0-24 12-56 23-86 6-12 7-18 7-26 0-19-13-35-34-35-40 0-56 61-56 65s4 2 5 4c5 0 5-1 7-7 11-37 26-52 43-52 4 0 10 1 10 14 0 9-5 21-7 29-16 40-24 67-24 87 0 39 28 49 51 49 28 0 43-18 51-28z"><text:p/></draw:path><draw:path draw:style-name="gr183" draw:text-style-name="P7" svg:width="0.179cm" svg:height="0.132cm" svg:x="0.244cm" svg:y="0.176cm" svg:viewBox="0 0 180 133" svg:d="M22 111c-2 4-3 11-3 12 0 6 5 10 10 10s9-5 12-7c2-3 3-12 5-18 1-6 4-19 6-27 2-7 3-13 6-20 2-12 3-14 12-26 8-12 21-27 44-27 17 0 17 15 17 21 0 18-12 50-17 62-4 8-5 11-5 15 0 16 13 27 29 27 29 0 42-41 42-46 0-3-4-3-5-3-3 0-5 1-6 5-6 23-19 35-31 35-6 0-7-4-7-10 0-8 1-11 7-24 4-9 16-40 16-57 0-28-23-33-39-33-25 0-41 14-50 26-1-20-19-26-31-26-14 0-20 8-23 16-7 10-11 27-11 28 0 5 4 5 5 5 3 0 5-1 6-10 5-16 11-31 21-31 9 0 10 6 10 15 0 5-4 15-5 24-2 8-5 20-6 26-3 12-6 25-9 38z"><text:p/></draw:path><draw:path draw:style-name="gr184" draw:text-style-name="P7" svg:width="0.279cm" svg:height="0.097cm" svg:x="0.601cm" svg:y="0.091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185" draw:text-style-name="P7" svg:width="0.216cm" svg:height="0.188cm" svg:x="1.034cm" svg:y="0.059cm" svg:viewBox="0 0 217 189" svg:d="M136 161c4 17 19 28 37 28 14 0 24-10 31-23 7-14 13-39 13-40 0-4-5-4-6-4-3 0-5 1-6 7-5 24-13 52-31 52-8 0-13-6-13-21 0-7 5-27 8-42 4-15 9-31 12-45 1-6 6-22 7-29 3-9 6-25 6-27 0-9-6-12-12-12-2 0-13 1-16 15-8 30-27 104-32 126 0 2-16 35-48 35-21 0-26-20-26-34 0-24 12-56 23-86 5-12 7-18 7-26 0-19-13-35-35-35-39 0-55 61-55 65s4 2 5 4c5 0 5-1 7-7 11-37 26-52 42-52 4 0 11 1 11 14 0 9-5 21-7 29-16 40-24 67-24 87 0 39 28 49 51 49 28 0 43-18 51-28z"><text:p/></draw:path><draw:path draw:style-name="gr186" draw:text-style-name="P7" svg:width="0.136cm" svg:height="0.199cm" svg:x="1.278cm" svg:y="0.113cm" svg:viewBox="0 0 137 200" svg:d="M137 102c0-33-4-57-18-77-9-13-28-25-51-25-68 0-68 80-68 102 0 20 0 98 68 98 69 0 69-78 69-98zM68 191c-14 0-32-8-37-32-5-15-5-39-5-61 0-21 0-44 5-61 6-23 25-29 37-29 16 0 32 10 36 27 5 16 5 37 5 63 0 22 0 43-3 60-6 27-26 33-38 33z"><text:p/></draw:path><draw:path draw:style-name="gr187" draw:text-style-name="P7" svg:width="0.28cm" svg:height="0.278cm" svg:x="1.568cm" svg:y="0cm" svg:viewBox="0 0 281 279" svg:d="M149 148c39 0 78 0 117 0 6 0 15 0 15-8s-9-8-15-8c-39 0-78 0-117 0 0-40 0-79 0-118 0-6 0-14-9-14-8 0-8 8-8 14 0 39 0 78 0 118-40 0-78 0-118 0-6 0-14 0-14 8s8 8 14 8c40 0 78 0 118 0 0 39 0 78 0 116 0 6 0 15 8 15 9 0 9-9 9-15 0-38 0-77 0-116z"><text:p/></draw:path><draw:path draw:style-name="gr188" draw:text-style-name="P7" svg:width="0.228cm" svg:height="0.188cm" svg:x="1.978cm" svg:y="0.059cm" svg:viewBox="0 0 229 189" svg:d="M25 160c-1 6-3 16-3 18 0 7 6 11 12 11 4 0 12-2 15-11 0-1 5-21 9-30 2-13 6-26 8-38 2-10 6-18 7-29 3-6 5-19 6-20 6-13 29-51 69-51 19 0 22 15 22 29 0 26-20 79-27 97-4 11-4 16-4 21 0 18 15 32 35 32 40 0 55-60 55-63 0-4-5-4-6-4-3 0-3 1-6 7-8 28-23 52-43 52-7 0-10-5-10-15 0-9 4-19 8-28 8-22 26-69 26-93 0-28-19-45-49-45-37 0-59 28-66 37-1-24-19-37-39-37-19 0-27 17-31 24-7 14-13 39-13 41 0 4 4 2 5 4 5 0 5 0 7-9 7-30 16-50 31-50 9 0 13 6 13 19 0 9-1 14-7 36-8 32-15 64-24 95z"><text:p/></draw:path><draw:path draw:style-name="gr189" draw:text-style-name="P7" svg:width="0.171cm" svg:height="0.188cm" svg:x="2.232cm" svg:y="0.059cm" svg:viewBox="0 0 172 189" svg:d="M25 160c-1 6-3 16-3 18 0 7 4 11 12 11 4 0 12-2 15-11 0-2 15-58 17-66 4-13 11-43 13-53 1-6 13-27 24-35 4-4 16-14 34-14 11 0 17 4 18 4-13 3-23 14-23 24 0 6 5 15 17 15 11 0 23-10 23-25s-14-28-35-28c-28 0-46 22-54 32-4-18-19-32-39-32-19 0-27 17-31 24-7 14-13 39-13 41 0 4 4 2 5 4 5 0 5 0 7-9 7-30 16-50 31-50 7 0 13 3 13 19 0 9-1 14-7 36-8 32-15 64-24 95z"><text:p/></draw:path></draw:g></draw:g></text:p>
      <text:h text:style-name="Heading_20_3" text:outline-level="3">B – Variations </text:h>
      <text:p text:style-name="P3">Propriété : <draw:g text:anchor-type="as-char" svg:y="-0.314cm" draw:z-index="5" draw:style-name="gr1"><svg:title>TexMaths</svg:title><svg:desc>12§display§(u_n)§svg§600§FALSE§</svg:desc><draw:g draw:style-name="gr2"><draw:path draw:style-name="gr157" draw:text-style-name="P6" svg:width="0.71cm" svg:height="0.376cm" svg:x="0.001cm" svg:y="0.023cm" svg:viewBox="0 0 711 377" svg:d="M356 377c-119 0-237 0-356 0 0-126 0-251 0-377 237 0 474 0 711 0 0 126 0 251 0 377-118 0-237 0-355 0z"><text:p/></draw:path><draw:path draw:style-name="gr158" draw:text-style-name="P7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59" draw:text-style-name="P7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60" draw:text-style-name="P7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61" draw:text-style-name="P7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une suite arithmétique de raison <draw:g text:anchor-type="as-char" svg:y="-0.189cm" draw:z-index="6" draw:style-name="gr1"><svg:title>TexMaths</svg:title><svg:desc>12§display§r§svg§600§FALSE§</svg:desc><draw:g draw:style-name="gr2"><draw:path draw:style-name="gr155" draw:text-style-name="P6" svg:width="0.139cm" svg:height="0.144cm" svg:x="0.009cm" svg:y="0.022cm" svg:viewBox="0 0 140 145" svg:d="M0 0c47 0 94 0 140 0 0 48 0 97 0 145-46 0-93 0-140 0 0-48 0-97 0-145z"><text:p/></draw:path><draw:path draw:style-name="gr156" draw:text-style-name="P7" svg:width="0.168cm" svg:height="0.188cm" svg:x="0.001cm" svg:y="0cm" svg:viewBox="0 0 169 189" svg:d="M25 160c-1 6-3 16-3 18 0 7 4 11 12 11 4 0 12-4 15-12 0-1 15-59 16-66 3-14 12-42 14-53 1-6 12-26 22-35 3-3 15-13 33-13 11 0 17 4 18 4-13 3-21 12-21 23 0 7 5 15 15 15 12 0 23-10 23-24 0-16-13-28-35-28-27 0-44 20-52 32-3-19-18-32-38-32-19 0-27 17-31 24-7 14-13 40-13 41 0 4 4 2 5 4 5 0 5 0 7-10 7-30 16-49 31-49 7 0 12 2 12 19 0 8-1 13-6 35-8 31-17 63-24 96z"><text:p/></draw:path></draw:g></draw:g>.</text:p>
      <text:p text:style-name="P3">- Si <draw:g text:anchor-type="as-char" svg:y="-0.279cm" draw:z-index="8" draw:style-name="gr1"><svg:title>TexMaths</svg:title><svg:desc>12§display§r &gt; 0§svg§600§FALSE§</svg:desc><draw:g draw:style-name="gr2"><draw:path draw:style-name="gr146" draw:text-style-name="P6" svg:width="0.912cm" svg:height="0.252cm" svg:x="0.01cm" svg:y="0.023cm" svg:viewBox="0 0 913 253" svg:d="M457 253c-152 0-305 0-457 0 0-84 0-169 0-253 305 0 608 0 913 0 0 84 0 169 0 253-152 0-305 0-456 0z"><text:p/></draw:path><draw:path draw:style-name="gr147" draw:text-style-name="P7" svg:width="0.171cm" svg:height="0.189cm" svg:x="0.001cm" svg:y="0.095cm" svg:viewBox="0 0 172 190" svg:d="M25 161c-1 5-3 14-3 17 0 7 6 12 12 12 4 0 13-4 15-12 1-3 16-58 17-66 4-14 11-44 13-54 3-6 15-26 24-35 4-3 16-15 34-15 11 0 12 4 18 6-13 2-22 12-22 23 0 7 4 15 16 15 11 0 23-10 23-24 0-16-14-28-35-28-28 0-46 20-54 32-4-19-18-32-39-32-19 0-27 16-31 24-7 14-13 40-13 41 0 3 5 3 6 3 4 0 4 0 7-9 7-30 16-51 30-51 7 0 13 4 13 21 0 8-1 13-7 35-8 32-15 64-24 97z"><text:p/></draw:path><draw:path draw:style-name="gr148" draw:text-style-name="P7" svg:width="0.256cm" svg:height="0.243cm" svg:x="0.343cm" svg:y="0.054cm" svg:viewBox="0 0 257 244" svg:d="M250 132c4-2 7-5 7-10 0-4-3-7-7-9-78-37-156-73-234-109-5-4-6-4-8-4-4 0-8 5-8 8 0 5 2 8 8 10 74 35 148 70 221 104-73 35-147 69-221 104-6 3-8 6-8 9 0 5 4 9 8 9 2 0 3 0 8-4 78-36 156-72 234-108z"><text:p/></draw:path><draw:path draw:style-name="gr149" draw:text-style-name="P7" svg:width="0.177cm" svg:height="0.287cm" svg:x="0.767cm" svg:y="0.001cm" svg:viewBox="0 0 178 288" svg:d="M178 146c0-34-3-68-17-99-19-40-54-47-72-47-25 0-57 11-73 50-14 29-16 62-16 96 0 30 1 68 19 100 18 34 49 42 70 42 23 0 54-8 73-48 13-29 16-62 16-94zM89 280c-17 0-42-11-49-52-5-25-5-64-5-88 0-26 0-54 3-76 9-51 40-54 51-54 13 0 41 7 49 49 5 24 5 55 5 81 0 32 0 59-5 87-6 39-30 53-49 53z"><text:p/></draw:path></draw:g></draw:g><text:s/>alors la suite <draw:g text:anchor-type="as-char" svg:y="-0.314cm" draw:z-index="7" draw:style-name="gr1"><svg:title>TexMaths</svg:title><svg:desc>12§display§(u_n)§svg§600§FALSE§</svg:desc><draw:g draw:style-name="gr2"><draw:path draw:style-name="gr150" draw:text-style-name="P6" svg:width="0.71cm" svg:height="0.376cm" svg:x="0.001cm" svg:y="0.023cm" svg:viewBox="0 0 711 377" svg:d="M356 377c-119 0-237 0-356 0 0-126 0-251 0-377 237 0 474 0 711 0 0 126 0 251 0 377-118 0-237 0-355 0z"><text:p/></draw:path><draw:path draw:style-name="gr151" draw:text-style-name="P7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52" draw:text-style-name="P7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53" draw:text-style-name="P7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54" draw:text-style-name="P7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croissante.</text:p>
      <text:p text:style-name="P3">- Si <draw:g text:anchor-type="as-char" svg:y="-0.279cm" draw:z-index="9" draw:style-name="gr1"><svg:title>TexMaths</svg:title><svg:desc>12§display§r &lt; 0§svg§600§FALSE§</svg:desc><draw:g draw:style-name="gr2"><draw:path draw:style-name="gr142" draw:text-style-name="P6" svg:width="0.912cm" svg:height="0.252cm" svg:x="0.01cm" svg:y="0.023cm" svg:viewBox="0 0 913 253" svg:d="M457 253c-152 0-305 0-457 0 0-84 0-169 0-253 305 0 608 0 913 0 0 84 0 169 0 253-152 0-305 0-456 0z"><text:p/></draw:path><draw:path draw:style-name="gr143" draw:text-style-name="P7" svg:width="0.171cm" svg:height="0.189cm" svg:x="0.001cm" svg:y="0.095cm" svg:viewBox="0 0 172 190" svg:d="M25 161c-1 5-3 14-3 17 0 7 6 12 12 12 4 0 13-4 15-12 1-3 16-58 17-66 4-14 11-44 13-54 3-6 15-26 24-35 4-3 16-15 34-15 11 0 12 4 18 6-13 2-22 12-22 23 0 7 4 15 16 15 11 0 23-10 23-24 0-16-14-28-35-28-28 0-46 20-54 32-4-19-18-32-39-32-19 0-27 16-31 24-7 14-13 40-13 41 0 3 5 3 6 3 4 0 4 0 7-9 7-30 16-51 30-51 7 0 13 4 13 21 0 8-1 13-7 35-8 32-15 64-24 97z"><text:p/></draw:path><draw:path draw:style-name="gr144" draw:text-style-name="P7" svg:width="0.256cm" svg:height="0.243cm" svg:x="0.343cm" svg:y="0.054cm" svg:viewBox="0 0 257 244" svg:d="M250 18c4-2 7-6 7-10s-4-8-9-8c-1 0-1 0-7 4-78 36-155 72-233 109-4 2-8 5-8 9 0 5 4 8 8 10 78 36 155 72 233 108 6 4 6 4 7 4 5 0 9-4 9-9s-3-7-7-9c-75-35-148-69-222-104 74-34 147-69 222-104z"><text:p/></draw:path><draw:path draw:style-name="gr145" draw:text-style-name="P7" svg:width="0.177cm" svg:height="0.287cm" svg:x="0.767cm" svg:y="0.001cm" svg:viewBox="0 0 178 288" svg:d="M178 146c0-34-3-68-17-99-19-40-54-47-72-47-25 0-57 11-73 50-14 29-16 62-16 96 0 30 1 68 19 100 18 34 49 42 70 42 23 0 54-8 73-48 13-29 16-62 16-94zM89 280c-17 0-42-11-49-52-5-25-5-64-5-88 0-26 0-54 3-76 9-51 40-54 51-54 13 0 41 7 49 49 5 24 5 55 5 81 0 32 0 59-5 87-6 39-30 53-49 53z"><text:p/></draw:path></draw:g></draw:g><text:s/>alors la suite <draw:g text:anchor-type="as-char" svg:y="-0.314cm" draw:z-index="10" draw:style-name="gr1"><svg:title>TexMaths</svg:title><svg:desc>12§display§(u_n)§svg§600§FALSE§</svg:desc><draw:g draw:style-name="gr2"><draw:path draw:style-name="gr137" draw:text-style-name="P6" svg:width="0.71cm" svg:height="0.376cm" svg:x="0.001cm" svg:y="0.023cm" svg:viewBox="0 0 711 377" svg:d="M356 377c-119 0-237 0-356 0 0-126 0-251 0-377 237 0 474 0 711 0 0 126 0 251 0 377-118 0-237 0-355 0z"><text:p/></draw:path><draw:path draw:style-name="gr138" draw:text-style-name="P7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39" draw:text-style-name="P7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40" draw:text-style-name="P7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41" draw:text-style-name="P7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décroissante.</text:p>
      <text:h text:style-name="Heading_20_3" text:outline-level="3">C – Représentation graphique</text:h>
      <text:p text:style-name="P2">Les points de la représentation graphique d'une suite arithmétique sont alignés.</text:p>
      <text:h text:style-name="Heading_20_3" text:outline-level="3">D – Somme de termes consécutifs</text:h>
      <text:p text:style-name="P5">n est un entier naturel non nul alors on a <draw:g text:anchor-type="as-char" svg:y="-0.6cm" draw:z-index="11" draw:style-name="gr1"><svg:title>TexMaths</svg:title><svg:desc>12§display§1+2+3+…+n = \frac{n(n+1)}{2}§svg§600§FALSE§</svg:desc><draw:g draw:style-name="gr2"><draw:path draw:style-name="gr116" draw:text-style-name="P6" svg:width="5.637cm" svg:height="0.844cm" svg:x="0.001cm" svg:y="0.022cm" svg:viewBox="0 0 5638 845" svg:d="M0 0c1879 0 3759 0 5638 0 0 282 0 563 0 845-1879 0-3759 0-5638 0 0-282 0-563 0-845z"><text:p/></draw:path><draw:path draw:style-name="gr117" draw:text-style-name="P7" svg:width="0.138cm" svg:height="0.279cm" svg:x="0.016cm" svg:y="0.321cm" svg:viewBox="0 0 139 280" svg:d="M86 11c0-11 0-11-9-11-27 26-63 26-77 26 0 5 0 9 0 14 8 0 34 0 55-11 0 73 0 145 0 218 0 15-1 21-38 21-5 0-10 0-15 0 0 3 0 7 0 12 16-2 52-2 69-2s54 0 68 2c0-5 0-9 0-12-5 0-8 0-13 0-38 0-40-5-40-21 0-79 0-157 0-236z"><text:p/></draw:path><draw:path draw:style-name="gr118" draw:text-style-name="P7" svg:width="0.28cm" svg:height="0.279cm" svg:x="0.307cm" svg:y="0.355cm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119" draw:text-style-name="P7" svg:width="0.167cm" svg:height="0.279cm" svg:x="0.727cm" svg:y="0.321cm" svg:viewBox="0 0 168 280" svg:d="M32 247c15-14 30-29 45-43 66-58 91-80 91-122 0-48-38-82-90-82-47 0-78 38-78 76 0 24 20 24 22 24 7 0 22-5 22-23 0-11-8-22-22-22-4 0-5 0-6 0 9-26 32-42 57-42 39 0 57 34 57 69 0 33-22 67-45 92-26 30-54 60-80 90-5 5-5 6-5 16 52 0 104 0 156 0 4-26 8-50 12-74-4 0-7 0-11 0-2 14-5 32-9 39-3 2-30 2-40 2-25 0-50 0-76 0z"><text:p/></draw:path><draw:path draw:style-name="gr120" draw:text-style-name="P7" svg:width="0.279cm" svg:height="0.279cm" svg:x="1.034cm" svg:y="0.355cm" svg:viewBox="0 0 280 280" svg:d="M149 149c39 0 78 0 117 0 6 0 14 0 14-9 0-8-8-8-14-8-39 0-78 0-117 0 0-40 0-79 0-119 0-5 0-13-9-13-8 0-8 8-8 13 0 40 0 79 0 119-40 0-79 0-119 0-6 0-13 0-13 8 0 9 7 9 13 9 40 0 79 0 119 0 0 38 0 78 0 117 0 6 0 14 8 14 9 0 9-8 9-14 0-39 0-79 0-117z"><text:p/></draw:path><draw:path draw:style-name="gr121" draw:text-style-name="P7" svg:width="0.174cm" svg:height="0.288cm" svg:x="1.449cm" svg:y="0.321cm" svg:viewBox="0 0 175 289" svg:d="M104 132c35-12 59-41 59-74 0-35-37-58-77-58-43 0-75 25-75 56 0 15 9 23 21 23 14 0 22-9 22-21 0-22-19-22-25-22 12-20 41-25 55-25 18 0 41 8 41 47 0 4-1 28-12 48-12 20-27 21-37 21-4 0-14 1-17 1-4 0-6 2-6 5 0 5 2 5 9 5 6 0 14 0 20 0 34 0 50 29 50 70 0 57-30 69-48 69s-50-7-65-31c15 1 28-7 28-24 0-14-11-23-23-23-11 0-24 6-24 24 0 39 40 66 85 66 52 0 90-38 90-81 0-34-26-68-71-76z"><text:p/></draw:path><draw:path draw:style-name="gr122" draw:text-style-name="P7" svg:width="0.279cm" svg:height="0.279cm" svg:x="1.76cm" svg:y="0.355cm" svg:viewBox="0 0 280 280" svg:d="M149 149c39 0 78 0 117 0 6 0 14 0 14-9 0-8-8-8-14-8-39 0-78 0-117 0 0-40 0-79 0-119 0-5 0-13-9-13-8 0-8 8-8 13 0 40 0 79 0 119-40 0-79 0-119 0-6 0-13 0-13 8 0 9 7 9 13 9 40 0 79 0 119 0 0 38 0 78 0 117 0 6 0 14 8 14 9 0 9-8 9-14 0-39 0-79 0-117z"><text:p/></draw:path><draw:path draw:style-name="gr123" draw:text-style-name="P7" svg:width="0.043cm" svg:height="0.043cm" svg:x="2.195cm" svg:y="0.555cm" svg:viewBox="0 0 44 44" svg:d="M44 23c0-12-10-23-22-23s-22 11-22 23 10 21 22 21 22-9 22-21z"><text:p/></draw:path><draw:path draw:style-name="gr124" draw:text-style-name="P7" svg:width="0.043cm" svg:height="0.043cm" svg:x="2.382cm" svg:y="0.555cm" svg:viewBox="0 0 44 44" svg:d="M44 23c0-12-10-23-22-23-14 0-22 11-22 23s8 21 22 21c12 0 22-9 22-21z"><text:p/></draw:path><draw:path draw:style-name="gr125" draw:text-style-name="P7" svg:width="0.043cm" svg:height="0.043cm" svg:x="2.569cm" svg:y="0.555cm" svg:viewBox="0 0 44 44" svg:d="M44 23c0-12-9-23-21-23-13 0-23 11-23 23s10 21 23 21c12 0 21-9 21-21z"><text:p/></draw:path><draw:path draw:style-name="gr126" draw:text-style-name="P7" svg:width="0.279cm" svg:height="0.279cm" svg:x="2.837cm" svg:y="0.355cm" svg:viewBox="0 0 280 280" svg:d="M149 149c39 0 78 0 117 0 6 0 14 0 14-9 0-8-8-8-14-8-39 0-78 0-117 0 0-40 0-79 0-119 0-5 0-13-9-13-8 0-8 8-8 13 0 40 0 79 0 119-40 0-79 0-119 0-6 0-13 0-13 8 0 9 7 9 13 9 40 0 79 0 119 0 0 38 0 78 0 117 0 6 0 14 8 14 9 0 9-8 9-14 0-39 0-79 0-117z"><text:p/></draw:path><draw:path draw:style-name="gr127" draw:text-style-name="P7" svg:width="0.228cm" svg:height="0.19cm" svg:x="3.246cm" svg:y="0.414cm" svg:viewBox="0 0 229 191" svg:d="M25 162c-1 6-3 16-3 18 0 7 6 11 12 11 4 0 13-4 15-12 1 0 6-21 9-31 3-12 6-26 9-38 3-9 5-19 7-28 2-8 5-20 5-21 6-13 29-51 69-51 19 0 22 15 22 30 0 25-20 79-26 97-5 9-5 15-5 19 0 20 15 35 35 35 40 0 55-61 55-65s-3-4-5-4c-4 0-4 2-7 8-8 28-21 52-42 52-7 0-11-4-11-14 0-11 4-20 8-30 8-23 26-68 26-92 0-29-18-46-49-46-37 0-58 28-65 37-2-24-20-37-40-37s-26 17-31 24c-7 14-13 40-13 41 0 5 5 5 6 5 4 0 5 0 7-10 7-30 16-50 30-50 9 0 13 6 13 19 0 9-1 13-6 36-8 32-16 65-25 97z"><text:p/></draw:path><draw:path draw:style-name="gr128" draw:text-style-name="P7" svg:width="0.28cm" svg:height="0.097cm" svg:x="3.628cm" svg:y="0.445cm" svg:viewBox="0 0 281 98" svg:d="M266 17c6 0 15 0 15-9 0-8-9-8-15-8-84 0-168 0-252 0-6 0-14 0-14 8 0 9 8 9 14 9 84 0 168 0 252 0zM266 98c6 0 15 0 15-8s-9-8-15-8c-84 0-168 0-252 0-6 0-14 0-14 8s8 8 14 8c84 0 168 0 252 0z"><text:p/></draw:path><draw:path draw:style-name="gr129" draw:text-style-name="P7" svg:width="0.227cm" svg:height="0.19cm" svg:x="4.113cm" svg:y="0.13cm" svg:viewBox="0 0 228 191" svg:d="M25 161c-1 7-3 17-3 18 0 8 4 12 12 12 4 0 12-4 15-12 0-1 5-21 7-31 4-12 6-26 10-38 2-9 5-19 7-28 3-8 5-20 6-21 6-13 29-51 69-51 19 0 22 15 22 28 0 27-20 81-27 99-4 9-4 14-4 19 0 20 15 35 34 35 39 0 55-61 55-65 0-5-4-5-5-5-3 0-3 1-6 9-8 28-23 51-43 51-7 0-10-3-10-13 0-11 4-22 8-30 8-23 25-68 25-92 0-29-18-46-48-46-39 0-59 26-66 37-3-24-19-37-39-37-19 0-27 17-31 24-7 14-13 40-13 41 0 5 4 3 5 5 5 0 5-2 7-11 7-29 16-49 31-49 9 0 13 4 13 19 0 8-1 13-7 35-8 32-15 64-24 97z"><text:p/></draw:path><draw:path draw:style-name="gr130" draw:text-style-name="P7" svg:width="0.097cm" svg:height="0.42cm" svg:x="4.395cm" svg:y="0cm" svg:viewBox="0 0 98 421" svg:d="M98 416c0-1 0-1-7-8-53-54-66-133-66-198 0-73 16-146 67-199 6-5 6-5 6-6 0-4-1-5-4-5-4 0-42 29-66 82-22 46-28 93-28 128 0 34 5 84 29 132 25 52 61 79 65 79 3 0 4-1 4-5z"><text:p/></draw:path><draw:path draw:style-name="gr131" draw:text-style-name="P7" svg:width="0.227cm" svg:height="0.19cm" svg:x="4.53cm" svg:y="0.13cm" svg:viewBox="0 0 228 191" svg:d="M24 161c-1 7-4 17-4 18 0 8 6 12 12 12s14-4 16-12c1-1 6-21 8-31 4-12 6-26 10-38 2-9 5-19 7-28 1-8 5-20 5-21 7-13 29-51 70-51 18 0 21 15 21 28 0 27-20 81-26 99-5 9-5 14-5 19 0 20 14 35 35 35 39 0 55-61 55-65 0-5-4-5-5-5-5 0-5 1-7 9-8 28-22 51-42 51-7 0-11-3-11-13 0-11 4-22 9-30 7-23 25-68 25-92 0-29-18-46-48-46-39 0-59 26-66 37-3-24-21-37-40-37-20 0-26 17-31 24-7 14-12 40-12 41 0 5 4 5 5 5 3 0 5-2 7-11 7-29 16-49 30-49 8 0 13 4 13 19 0 8-1 13-6 35-8 32-17 64-25 97z"><text:p/></draw:path><draw:path draw:style-name="gr132" draw:text-style-name="P7" svg:width="0.28cm" svg:height="0.279cm" svg:x="4.888cm" svg:y="0.071cm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133" draw:text-style-name="P7" svg:width="0.138cm" svg:height="0.28cm" svg:x="5.324cm" svg:y="0.034cm" svg:viewBox="0 0 139 281" svg:d="M86 12c0-11 0-12-9-12-27 28-64 28-77 28 0 4 0 8 0 13 8 0 34 0 55-11 0 72 0 144 0 217 0 16-1 21-39 21-5 0-9 0-14 0 0 3 0 8 0 13 15-1 52-1 69-1s54 0 68 1c0-5 0-10 0-13-5 0-8 0-13 0-38 0-40-5-40-21 0-79 0-157 0-235z"><text:p/></draw:path><draw:path draw:style-name="gr134" draw:text-style-name="P7" svg:width="0.097cm" svg:height="0.42cm" svg:x="5.52cm" svg:y="0cm" svg:viewBox="0 0 98 421" svg:d="M98 210c0-32-4-83-27-131-25-51-63-79-66-79s-5 1-5 5c0 1 0 1 8 9 41 41 66 108 66 196 0 72-15 146-68 199-6 6-6 6-6 7 0 3 2 5 5 5s42-29 67-83c22-45 26-92 26-128z"><text:p/></draw:path><draw:path draw:style-name="gr135" draw:text-style-name="P7" svg:width="1.559cm" svg:height="0.016cm" svg:x="4.101cm" svg:y="0.486cm" svg:viewBox="0 0 1560 17" svg:d="M0 0c520 0 1039 0 1560 0 0 6 0 11 0 17-521 0-1040 0-1560 0 0-6 0-11 0-17z"><text:p/></draw:path><draw:path draw:style-name="gr136" draw:text-style-name="P7" svg:width="0.167cm" svg:height="0.28cm" svg:x="4.797cm" svg:y="0.607cm" svg:viewBox="0 0 168 281" svg:d="M32 248c15-14 30-28 45-43 66-59 91-80 91-123 0-48-38-82-90-82-47 0-78 40-78 77 0 24 20 24 22 24 7 0 22-6 22-23 0-11-8-22-22-22-4 0-5 0-6 0 9-27 32-43 57-43 39 0 57 35 57 69 0 33-22 67-45 93-27 30-54 60-81 90-4 5-4 6-4 16 52 0 104 0 156 0 4-25 8-49 12-73-4 0-7 0-11 0-2 12-5 31-9 37-3 3-30 3-40 3-25 0-50 0-76 0z"><text:p/></draw:path></draw:g></draw:g></text:p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 text:is-list-header="true">II – Suites géométriques</text:h>
      <text:h text:style-name="Heading_20_3" text:outline-level="3">A – définition et propriétés</text:h>
      <text:p text:style-name="P5">- Une suite <draw:g text:anchor-type="as-char" svg:y="-0.314cm" draw:z-index="12" draw:style-name="gr1"><svg:title>TexMaths</svg:title><svg:desc>12§display§(u_n) §svg§600§FALSE§</svg:desc><draw:g draw:style-name="gr2"><draw:path draw:style-name="gr111" draw:text-style-name="P6" svg:width="0.71cm" svg:height="0.376cm" svg:x="0.001cm" svg:y="0.023cm" svg:viewBox="0 0 711 377" svg:d="M356 377c-119 0-237 0-356 0 0-126 0-251 0-377 237 0 474 0 711 0 0 126 0 251 0 377-118 0-237 0-355 0z"><text:p/></draw:path><draw:path draw:style-name="gr112" draw:text-style-name="P7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13" draw:text-style-name="P7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14" draw:text-style-name="P7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15" draw:text-style-name="P7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une suite géométrique s'il existe un nombre <draw:g text:anchor-type="as-char" svg:y="-0.182cm" draw:z-index="13" draw:style-name="gr1"><svg:title>TexMaths</svg:title><svg:desc>12§display§q§svg§600§FALSE§</svg:desc><draw:g draw:style-name="gr2"><draw:path draw:style-name="gr109" draw:text-style-name="P6" svg:width="0.145cm" svg:height="0.222cm" svg:x="0.006cm" svg:y="0.023cm" svg:viewBox="0 0 146 223" svg:d="M74 223c-26 0-50 0-74 0 0-74 0-149 0-223 48 0 98 0 146 0 0 74 0 149 0 223-24 0-48 0-72 0z"><text:p/></draw:path><draw:path draw:style-name="gr110" draw:text-style-name="P7" svg:width="0.172cm" svg:height="0.265cm" svg:x="0.001cm" svg:y="0.001cm" svg:viewBox="0 0 173 266" svg:d="M173 5c0-1-1-4-5-4-3 0-20 17-28 29-9-23-26-30-38-30-50 0-102 62-102 124 0 39 25 66 56 66 18 0 35-11 49-26-3 15-17 71-18 75-4 12-7 14-30 14-6 0-11 0-11 9 1 1 0 4 6 4 13 0 28-1 42-1 15 0 28 1 43 1 2 0 7 0 7-8 0-5-4-5-11-5-20 0-20-2-20-7 0-2 1-5 2-8 19-78 39-155 58-233zM57 180c-26 0-27-31-27-38 0-21 12-66 20-84 13-30 35-48 52-48 26 0 32 33 32 37 0 2-23 93-23 96-7 11-30 37-54 37z"><text:p/></draw:path></draw:g></draw:g><text:s/>tel que pour tout entier <draw:g text:anchor-type="as-char" svg:y="-0.189cm" draw:z-index="14" draw:style-name="gr1"><svg:title>TexMaths</svg:title><svg:desc>12§display§n§svg§600§FALSE§</svg:desc><draw:g draw:style-name="gr2"><draw:path draw:style-name="gr107" draw:text-style-name="P6" svg:width="0.196cm" svg:height="0.144cm" svg:x="0.01cm" svg:y="0.022cm" svg:viewBox="0 0 197 145" svg:d="M0 0c65 0 131 0 197 0 0 48 0 97 0 145-66 0-132 0-197 0 0-48 0-97 0-145z"><text:p/></draw:path><draw:path draw:style-name="gr108" draw:text-style-name="P7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, on a : <draw:g text:anchor-type="as-char" svg:y="-0.215cm" draw:z-index="15" draw:style-name="gr1"><svg:title>TexMaths</svg:title><svg:desc>12§display§u_{n+1} = q \times u_n§svg§600§FALSE§</svg:desc><draw:g draw:style-name="gr2"><draw:path draw:style-name="gr97" draw:text-style-name="P6" svg:width="2.567cm" svg:height="0.257cm" svg:x="0.01cm" svg:y="0.021cm" svg:viewBox="0 0 2568 258" svg:d="M0 0c856 0 1712 0 2568 0 0 86 0 172 0 258-856 0-1712 0-2568 0 0-86 0-172 0-258z"><text:p/></draw:path><draw:path draw:style-name="gr98" draw:text-style-name="P7" svg:width="0.216cm" svg:height="0.188cm" svg:x="0.001cm" svg:y="0.02cm" svg:viewBox="0 0 217 189" svg:d="M136 160c4 17 19 29 37 29 15 0 25-11 31-24 7-13 8-26 13-39 0-5-3-5-5-5-4 0-4 2-6 7-6 24-14 51-32 51-8 0-13-6-13-19 0-8 6-27 8-43 4-15 9-30 12-44 1-7 6-23 7-29 3-9 6-25 6-28 0-8-4-11-12-11-1 0-13 0-15 14-9 31-28 104-33 126 0 2-16 34-48 34-21 0-26-19-26-33 0-23 12-56 23-85 6-13 7-19 7-26 0-19-13-35-34-35-40 0-56 61-56 65 0 3 4 2 5 3 5 0 5 0 7-7 11-36 26-51 43-51 4 0 10 0 10 13 0 10-5 22-7 28-16 42-24 67-24 89 0 38 28 49 51 49 28 0 43-19 51-29z"><text:p/></draw:path><draw:path draw:style-name="gr99" draw:text-style-name="P7" svg:width="0.179cm" svg:height="0.132cm" svg:x="0.244cm" svg:y="0.139cm" svg:viewBox="0 0 180 133" svg:d="M22 111c-2 4-3 11-3 12 0 6 5 10 10 10s9-5 12-7c2-3 3-12 5-18 1-6 4-20 6-27 2-6 3-13 6-19 2-12 3-14 12-26 8-12 21-28 44-28 17 0 17 16 17 21 0 18-12 50-17 62-4 8-5 11-5 17 0 14 13 25 28 25 30 0 43-41 43-46 0-3-4-3-5-3-3 0-5 1-6 4-6 24-19 36-31 36-6 0-7-4-7-10s1-11 7-24c4-9 16-40 16-57 0-28-23-33-39-33-25 0-41 16-50 26-1-19-19-26-31-26-14 0-20 10-23 16-7 10-11 27-11 29 0 4 4 4 5 4 3 0 5-1 6-10 5-16 11-31 21-31 9 0 10 6 10 15 0 6-4 15-5 24-2 7-5 20-6 26-3 12-6 25-9 38z"><text:p/></draw:path><draw:path draw:style-name="gr100" draw:text-style-name="P7" svg:width="0.216cm" svg:height="0.213cm" svg:x="0.459cm" svg:y="0.087cm" svg:viewBox="0 0 217 214" svg:d="M116 115c30 0 60 0 90 0 4 0 11 0 11-7 0-8-7-8-11-8-30 0-60 0-90 0 0-29 0-59 0-89 0-5 0-11-7-11s-7 6-7 11c0 30 0 60 0 89-30 0-61 0-91 0-4 0-11 0-11 8 0 7 7 7 11 7 30 0 61 0 91 0 0 30 0 58 0 88 0 4 0 11 6 11 8 0 8-7 8-11 0-30 0-58 0-88z"><text:p/></draw:path><draw:path draw:style-name="gr101" draw:text-style-name="P7" svg:width="0.107cm" svg:height="0.192cm" svg:x="0.729cm" svg:y="0.074cm" svg:viewBox="0 0 108 193" svg:d="M67 7c0-7-1-7-9-7-18 18-46 18-58 18 0 4 0 7 0 11 7 0 26 0 43-9 0 49 0 100 0 149 0 9 0 13-30 13-3 0-7 0-11 0 0 3 0 7 0 11 5 0 42-2 53-2 9 0 46 2 53 2 0-4 0-8 0-11-4 0-8 0-12 0-29 0-29-4-29-13 0-54 0-108 0-162z"><text:p/></draw:path><draw:path draw:style-name="gr102" draw:text-style-name="P7" svg:width="0.28cm" svg:height="0.097cm" svg:x="1.026cm" svg:y="0.05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03" draw:text-style-name="P7" svg:width="0.173cm" svg:height="0.264cm" svg:x="1.463cm" svg:y="0.02cm" svg:viewBox="0 0 174 265" svg:d="M174 5c0-1-1-5-4-5-4 0-21 17-28 30-10-23-27-30-40-30-49 0-102 62-102 123 0 40 25 66 56 66 18 0 35-11 50-25-4 14-18 70-20 74-2 12-6 13-30 14-4 0-9 0-9 9 2 1 0 4 6 4 13 0 27-2 42-2 14 0 29 2 43 2 2 0 7 0 7-8 0-5-3-5-11-5-20 0-20-3-20-7 0-2 1-5 2-9 20-77 39-155 58-231zM58 179c-26 0-28-31-28-38 0-20 13-66 19-84 13-29 36-47 53-47 28 0 34 33 34 37 0 2-24 93-26 95-6 10-30 37-52 37z"><text:p/></draw:path><draw:path draw:style-name="gr104" draw:text-style-name="P7" svg:width="0.203cm" svg:height="0.2cm" svg:x="1.805cm" svg:y="0cm" svg:viewBox="0 0 204 201" svg:d="M102 88c-28-27-56-55-84-82-5-5-6-6-10-6-3 0-8 4-8 8 0 3 1 4 6 9 28 27 56 55 84 83-28 28-56 57-84 84-5 4-6 5-6 9 0 3 5 8 8 8 4 0 5-1 10-6 28-28 56-55 84-83 29 29 59 57 88 85 1 2 3 4 6 4 4 0 8-5 8-8 0-2 0-4-1-5 0-1-67-66-89-88 26-26 52-51 78-76 1-2 8-7 10-10 1-1 2-3 2-6 0-4-4-8-8-8s-5 1-10 6c-28 27-56 55-84 82z"><text:p/></draw:path><draw:path draw:style-name="gr105" draw:text-style-name="P7" svg:width="0.216cm" svg:height="0.188cm" svg:x="2.177cm" svg:y="0.02cm" svg:viewBox="0 0 217 189" svg:d="M136 160c4 17 19 29 37 29 15 0 25-11 31-24 7-13 8-26 13-39 0-5-3-5-5-5-4 0-4 2-6 7-6 24-14 51-32 51-8 0-13-6-13-19 0-8 6-27 9-43 4-15 8-30 11-44 1-7 6-23 7-29 3-9 8-25 8-28 0-8-6-11-14-11-1 0-12 0-15 14-9 31-27 104-33 126 0 2-16 34-48 34-21 0-25-19-25-33 0-23 11-56 22-85 6-13 7-19 7-26 0-19-13-35-34-35-40 0-56 61-56 65 0 3 5 3 6 3 4 0 4 0 6-7 11-36 26-51 43-51 4 0 10 0 10 13 0 10-4 22-7 28-16 42-24 67-24 89 0 38 28 49 51 49 28 0 43-19 51-29z"><text:p/></draw:path><draw:path draw:style-name="gr106" draw:text-style-name="P7" svg:width="0.179cm" svg:height="0.132cm" svg:x="2.42cm" svg:y="0.139cm" svg:viewBox="0 0 180 133" svg:d="M22 111c-2 4-3 11-3 12 0 6 5 10 10 10 6 0 9-5 12-7 2-3 3-12 5-18 1-6 4-20 7-27 1-6 2-13 5-19 2-12 3-14 12-26 8-12 21-28 44-28 17 0 17 16 17 21 0 18-12 50-17 62-4 8-5 11-5 17 0 14 13 25 29 25 29 0 42-41 42-46 0-3-4-3-5-3-3 0-5 1-6 4-6 24-19 36-31 36-6 0-7-4-7-10s1-11 7-24c4-9 16-40 16-57 0-28-23-33-39-33-25 0-41 16-50 26-1-19-19-26-31-26-14 0-20 10-23 16-7 10-11 27-11 29 0 4 4 4 5 4 3 0 5-1 6-10 5-16 11-31 21-31 9 0 10 6 10 15 0 6-4 15-5 24-2 7-5 20-6 26-3 12-6 25-9 38z"><text:p/></draw:path></draw:g></draw:g>. Le nombre q est appelé <text:span text:style-name="T1">raison</text:span> de la suite.</text:p>
      <text:p text:style-name="P5">- Pour tout entier naturel n, on a : <text:span text:style-name="T2"><draw:g text:anchor-type="as-char" svg:y="-0.302cm" draw:z-index="16" draw:style-name="gr1"><svg:title>TexMaths</svg:title><svg:desc>12§display§u_n = u_0  \times q^n§svg§600§FALSE§</svg:desc><draw:g draw:style-name="gr2"><draw:path draw:style-name="gr88" draw:text-style-name="P6" svg:width="2.332cm" svg:height="0.339cm" svg:x="0.01cm" svg:y="0.023cm" svg:viewBox="0 0 2333 340" svg:d="M1167 340c-389 0-778 0-1167 0 0-113 0-226 0-340 778 0 1555 0 2333 0 0 114 0 227 0 340-389 0-778 0-1166 0z"><text:p/></draw:path><draw:path draw:style-name="gr89" draw:text-style-name="P7" svg:width="0.216cm" svg:height="0.19cm" svg:x="0.001cm" svg:y="0.118cm" svg:viewBox="0 0 217 191" svg:d="M136 162c4 18 19 29 37 29 16 0 25-10 31-24 7-15 13-40 13-41 0-5-3-5-4-5-5 0-5 2-6 8-6 23-15 52-33 52-8 0-12-6-12-19 0-10 5-29 9-45 3-15 7-29 10-44 2-7 6-23 8-29 2-9 7-25 7-28 0-8-6-11-13-11-2 0-12 0-16 14-9 31-27 104-33 127 0 1-16 35-48 35-21 0-25-19-25-35 0-23 11-56 23-85 5-13 7-19 7-26 0-19-14-35-35-35-40 0-56 61-56 65 0 5 5 5 6 5 4 0 4-2 6-9 11-36 26-51 43-51 4 0 10 0 10 13 0 11-4 23-6 29-16 42-25 68-25 88 0 40 28 51 51 51 29 0 43-20 51-29z"><text:p/></draw:path><draw:path draw:style-name="gr90" draw:text-style-name="P7" svg:width="0.179cm" svg:height="0.132cm" svg:x="0.245cm" svg:y="0.235cm" svg:viewBox="0 0 180 133" svg:d="M22 111c-2 4-3 11-3 12 0 6 5 10 10 10 6 0 11-5 12-7 1-4 3-12 5-18 1-5 4-19 7-26 1-6 3-14 5-20 2-12 3-14 12-26 8-12 22-28 44-28 17 0 17 16 17 21 0 18-12 50-17 63-4 8-5 11-5 16 0 15 13 25 29 25 29 0 42-41 42-45s-3-4-5-4c-3 0-4 2-6 5-6 24-19 36-31 36-6 0-7-4-7-11 0-6 1-10 7-23 4-9 16-41 16-57 0-29-23-34-39-34-24 0-41 16-50 28-1-21-19-28-31-28s-20 10-23 17c-7 11-11 27-11 29 0 3 4 3 5 3 3 0 5-1 6-8 5-18 11-33 21-33 9 0 10 8 10 15 0 6-2 17-4 25-2 7-6 19-7 26-3 12-6 24-9 37z"><text:p/></draw:path><draw:path draw:style-name="gr91" draw:text-style-name="P7" svg:width="0.279cm" svg:height="0.097cm" svg:x="0.601cm" svg:y="0.15cm" svg:viewBox="0 0 280 98" svg:d="M265 17c8 0 15 0 15-9 0-8-7-8-13-8-84 0-170 0-254 0-6 0-13 0-13 8 0 9 7 9 14 9 84 0 167 0 251 0zM267 98c6 0 13 0 13-8s-7-8-15-8c-84 0-167 0-251 0-7 0-14 0-14 8s7 8 13 8c84 0 170 0 254 0z"><text:p/></draw:path><draw:path draw:style-name="gr92" draw:text-style-name="P7" svg:width="0.215cm" svg:height="0.19cm" svg:x="1.035cm" svg:y="0.118cm" svg:viewBox="0 0 216 191" svg:d="M136 162c4 18 19 29 37 29 14 0 24-10 31-24 7-15 12-40 12-41 0-5-3-5-5-5-3 0-4 2-6 8-6 23-13 52-31 52-8 0-13-6-13-19 0-10 5-29 8-45 4-15 9-29 12-44 2-7 6-23 8-29 2-9 6-25 6-28 0-8-6-11-12-11-3 0-14 0-17 14-8 31-27 104-32 127 0 1-16 35-48 35-21 0-26-19-26-35 0-23 12-56 23-85 5-13 7-19 7-26 0-19-13-35-35-35-39 0-55 61-55 65 0 5 4 5 5 5 5 0 5-2 7-9 11-36 26-51 42-51 4 0 11 0 11 13 0 11-5 23-7 29-16 42-24 68-24 88 0 40 28 51 51 51 28 0 43-20 51-29z"><text:p/></draw:path><draw:path draw:style-name="gr93" draw:text-style-name="P7" svg:width="0.136cm" svg:height="0.199cm" svg:x="1.278cm" svg:y="0.173cm" svg:viewBox="0 0 137 200" svg:d="M137 101c0-33-5-55-18-76-9-14-28-25-51-25-68 0-68 79-68 101 0 20 0 99 68 99 69 0 69-78 69-99zM68 192c-14 0-32-7-38-31-4-18-4-42-4-64 0-21 0-44 5-60 6-23 25-29 37-29 16 0 32 10 36 27 5 15 5 37 5 62 0 22 0 43-3 62-6 27-27 33-38 33z"><text:p/></draw:path><draw:path draw:style-name="gr94" draw:text-style-name="P7" svg:width="0.203cm" svg:height="0.202cm" svg:x="1.607cm" svg:y="0.098cm" svg:viewBox="0 0 204 203" svg:d="M102 90c-28-28-56-56-84-84-5-5-6-6-10-6-3 0-8 4-8 8 0 3 1 4 6 9 28 27 56 55 84 84-28 27-56 56-84 85-5 5-6 5-6 8 0 5 5 9 8 9 4 0 5-2 10-6 28-29 56-57 84-84 29 28 58 57 87 87 1 0 4 3 7 3 5 0 8-4 8-9 0-1 0-2-1-5-1-1-69-67-89-88 25-27 52-52 77-77 2-2 8-7 11-11 1-1 2-2 2-5 0-4-3-8-8-8-4 0-6 1-10 6-28 28-56 56-84 84z"><text:p/></draw:path><draw:path draw:style-name="gr95" draw:text-style-name="P7" svg:width="0.172cm" svg:height="0.265cm" svg:x="1.984cm" svg:y="0.118cm" svg:viewBox="0 0 173 266" svg:d="M173 5c0-1-1-5-4-5-5 0-21 17-29 30-9-23-25-30-39-30-49 0-101 62-101 123 0 41 24 68 55 68 18 0 35-11 49-26-3 15-16 70-18 74-3 12-7 14-31 14-5 0-9 0-9 8 2 3 0 5 6 5 13 0 27-1 42-1 14 0 30 1 43 1 2 0 7 0 7-8 0-5-4-5-11-5-20 0-20-2-20-7 0-3 1-5 2-9 19-76 39-154 58-232zM56 181c-25 0-26-32-26-40 0-20 12-65 19-83 13-30 35-48 52-48 27 0 33 33 33 37 0 2-22 93-24 96-7 12-30 38-54 38z"><text:p/></draw:path><draw:path draw:style-name="gr96" draw:text-style-name="P7" svg:width="0.179cm" svg:height="0.132cm" svg:x="2.185cm" svg:y="0.001cm" svg:viewBox="0 0 180 133" svg:d="M22 111c-2 4-3 11-3 12 0 6 5 10 10 10s8-5 11-7c2-4 4-12 6-18 1-6 4-19 6-26 2-6 3-14 6-20 2-12 3-14 12-26 8-12 21-28 44-28 17 0 17 16 17 21 0 18-12 50-17 62-4 9-5 11-5 17 0 15 13 25 28 25 30 0 43-41 43-45s-3-4-5-4c-4 0-4 2-6 5-6 24-19 36-31 36-6 0-7-5-7-11s1-11 7-24c4-8 16-40 16-56 0-29-23-34-39-34-25 0-41 16-50 26-3-19-19-26-31-26-14 0-20 10-24 16-6 10-10 27-10 30s4 3 5 3c3 0 3-1 6-8 5-18 11-33 21-33 8 0 10 6 10 15 0 6-4 15-5 24-2 7-5 20-6 26-3 12-6 25-9 38z"><text:p/></draw:path></draw:g></draw:g></text:span></text:p>
      <text:h text:style-name="Heading_20_3" text:outline-level="3" text:is-list-header="true">B – Variations</text:h>
      <text:p text:style-name="P5">Pour <draw:g text:anchor-type="as-char" svg:y="-0.28cm" draw:z-index="17" draw:style-name="gr1"><svg:title>TexMaths</svg:title><svg:desc>12§display§u_0 &gt; 0§svg§600§FALSE§</svg:desc><draw:g draw:style-name="gr2"><draw:path draw:style-name="gr83" draw:text-style-name="P6" svg:width="1.14cm" svg:height="0.304cm" svg:x="0.01cm" svg:y="0.023cm" svg:viewBox="0 0 1141 305" svg:d="M572 305c-191 0-381 0-572 0 0-102 0-203 0-305 380 0 761 0 1141 0 0 102 0 203 0 305-189 0-380 0-569 0z"><text:p/></draw:path><draw:path draw:style-name="gr84" draw:text-style-name="P7" svg:width="0.216cm" svg:height="0.189cm" svg:x="0.001cm" svg:y="0.095cm" svg:viewBox="0 0 217 190" svg:d="M135 162c5 17 20 28 38 28 15 0 25-10 31-23 7-16 13-41 13-42 0-4-4-4-5-4-5 0-5 2-6 8-6 24-14 52-32 52-9 0-12-6-12-20 0-8 5-29 8-43 4-16 7-32 11-46 1-6 6-22 7-29 3-9 7-25 7-27 0-8-6-12-13-12-1 0-12 1-15 15-9 30-27 105-33 126 0 3-17 36-48 36-21 0-25-19-25-34 0-24 11-57 23-87 5-12 7-18 7-26 0-18-14-34-35-34-40 0-56 60-56 65 0 3 5 3 6 3 4 0 4-1 6-7 11-37 26-53 43-53 4 0 11 2 11 15 0 9-5 21-7 29-16 40-25 67-25 87 0 40 28 51 51 51 29 0 43-19 50-28z"><text:p/></draw:path><draw:path draw:style-name="gr85" draw:text-style-name="P7" svg:width="0.136cm" svg:height="0.2cm" svg:x="0.245cm" svg:y="0.148cm" svg:viewBox="0 0 137 201" svg:d="M137 102c0-32-4-56-17-77-10-13-28-25-52-25-68 0-68 80-68 102 0 21 0 99 68 99 69 0 69-78 69-99zM68 192c-13 0-31-7-37-31-5-17-5-41-5-62 0-22 0-45 5-61 6-24 25-30 37-30 16 0 31 10 37 27 5 17 5 37 5 64 0 21 0 43-3 61-6 27-27 32-39 32z"><text:p/></draw:path><draw:path draw:style-name="gr86" draw:text-style-name="P7" svg:width="0.255cm" svg:height="0.242cm" svg:x="0.571cm" svg:y="0.054cm" svg:viewBox="0 0 256 243" svg:d="M249 132c4-2 7-5 7-9 0-5-3-8-7-10-78-37-156-73-233-109-6-4-6-4-8-4-4 0-8 4-8 8s1 8 7 10c75 35 148 70 222 105-74 34-147 68-222 103-6 2-7 5-7 8 0 5 4 9 8 9 2 0 2 0 8-3 77-36 155-72 233-108z"><text:p/></draw:path><draw:path draw:style-name="gr87" draw:text-style-name="P7" svg:width="0.176cm" svg:height="0.287cm" svg:x="0.996cm" svg:y="0cm" svg:viewBox="0 0 177 288" svg:d="M177 145c0-33-2-67-16-98-20-40-54-47-72-47-25 0-57 11-73 50-14 29-16 62-16 95s1 69 19 101c18 34 48 42 70 42s54-8 73-49c13-29 15-60 15-94zM89 279c-17 0-42-10-49-51-5-25-5-62-5-87 0-27 0-55 3-77 9-51 40-54 51-54 13 0 40 7 49 49 5 23 5 55 5 82 0 31 0 58-5 86-7 40-31 52-49 52z"><text:p/></draw:path></draw:g></draw:g><text:s/>: </text:p>
      <text:p text:style-name="P5">- Si <draw:g text:anchor-type="as-char" svg:y="-0.277cm" draw:z-index="18" draw:style-name="gr1"><svg:title>TexMaths</svg:title><svg:desc>12§display§q &gt; 1§svg§600§FALSE§</svg:desc><draw:g draw:style-name="gr2"><draw:path draw:style-name="gr79" draw:text-style-name="P6" svg:width="0.895cm" svg:height="0.316cm" svg:x="0.006cm" svg:y="0.022cm" svg:viewBox="0 0 896 317" svg:d="M0 0c299 0 597 0 896 0 0 106 0 211 0 317-299 0-597 0-896 0 0-106 0-211 0-317z"><text:p/></draw:path><draw:path draw:style-name="gr80" draw:text-style-name="P7" svg:width="0.173cm" svg:height="0.265cm" svg:x="0.001cm" svg:y="0.093cm" svg:viewBox="0 0 174 266" svg:d="M174 5c0-1-1-4-5-4-5 0-21 17-29 29-9-23-25-30-38-30-50 0-102 62-102 124 0 40 25 66 55 66 18 0 35-10 51-24-4 14-18 69-20 74-3 11-7 13-30 13-6 0-9 0-9 9 0 1 0 4 5 4 13 0 28-1 42-1s30 1 43 1c2 0 8 0 8-8 0-5-5-5-11-5-20 0-20-2-20-6 0-3 0-6 1-9 19-77 40-155 59-233zM56 181c-25 0-26-32-26-39 0-20 12-66 19-83 13-31 35-49 53-49 26 0 32 33 32 37 0 2-22 95-24 96-6 12-30 38-54 38z"><text:p/></draw:path><draw:path draw:style-name="gr81" draw:text-style-name="P7" svg:width="0.256cm" svg:height="0.241cm" svg:x="0.339cm" svg:y="0.053cm" svg:viewBox="0 0 257 242" svg:d="M248 131c5-1 9-4 9-9 0-6-4-7-9-9-78-37-154-73-232-109-5-4-6-4-8-4-4 0-8 4-8 8s2 6 7 10c75 35 148 70 222 104-74 34-147 69-222 102-5 4-7 6-7 10 0 5 4 8 8 8 2 0 3 0 8-2 78-36 154-73 232-109z"><text:p/></draw:path><draw:path draw:style-name="gr82" draw:text-style-name="P7" svg:width="0.138cm" svg:height="0.277cm" svg:x="0.784cm" svg:y="0cm" svg:viewBox="0 0 139 278" svg:d="M86 11c0-10 0-11-9-11-27 26-64 26-77 26 0 5 0 9 0 14 8 0 34 0 55-11 0 72 0 144 0 216 0 15-1 20-38 20-5 0-10 0-15 0 0 5 0 10 0 13 16-1 52-1 69-1s54 0 68 1c0-3 0-8 0-13-5 0-8 0-13 0-38 0-40-5-40-20 0-78 0-156 0-234z"><text:p/></draw:path></draw:g></draw:g><text:s/>alors la suite <draw:g text:anchor-type="as-char" svg:y="-0.314cm" draw:z-index="19" draw:style-name="gr1"><svg:title>TexMaths</svg:title><svg:desc>12§display§(u_n)§svg§600§FALSE§</svg:desc><draw:g draw:style-name="gr2"><draw:path draw:style-name="gr74" draw:text-style-name="P6" svg:width="0.71cm" svg:height="0.376cm" svg:x="0.001cm" svg:y="0.023cm" svg:viewBox="0 0 711 377" svg:d="M356 377c-119 0-237 0-356 0 0-126 0-251 0-377 237 0 474 0 711 0 0 126 0 251 0 377-118 0-237 0-355 0z"><text:p/></draw:path><draw:path draw:style-name="gr75" draw:text-style-name="P7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76" draw:text-style-name="P7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77" draw:text-style-name="P7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78" draw:text-style-name="P7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croissante.</text:p>
      <text:p text:style-name="P5">- Si <draw:g text:anchor-type="as-char" svg:y="-0.277cm" draw:z-index="20" draw:style-name="gr1"><svg:title>TexMaths</svg:title><svg:desc>12§display§0 &lt; q &lt; 1§svg§600§FALSE§</svg:desc><draw:g draw:style-name="gr2"><draw:path draw:style-name="gr68" draw:text-style-name="P6" svg:width="1.671cm" svg:height="0.316cm" svg:x="0.006cm" svg:y="0.022cm" svg:viewBox="0 0 1672 317" svg:d="M0 0c557 0 1115 0 1672 0 0 106 0 211 0 317-557 0-1115 0-1672 0 0-106 0-211 0-317z"><text:p/></draw:path><draw:path draw:style-name="gr69" draw:text-style-name="P7" svg:width="0.177cm" svg:height="0.287cm" svg:x="0.001cm" svg:y="0cm" svg:viewBox="0 0 178 288" svg:d="M178 145c0-33-3-67-17-98-20-40-54-47-72-47-25 0-57 11-73 50-15 29-16 62-16 95 0 31 1 69 19 100 18 35 48 43 69 43 22 0 55-10 74-49 13-29 16-60 16-94zM88 278c-16 0-41-10-48-50-5-25-5-62-5-88s0-55 3-76c8-51 40-54 50-54 14 0 42 7 50 49 4 23 4 55 4 81 0 32 0 59-4 86-7 40-31 52-50 52z"><text:p/></draw:path><draw:path draw:style-name="gr70" draw:text-style-name="P7" svg:width="0.257cm" svg:height="0.241cm" svg:x="0.347cm" svg:y="0.053cm" svg:viewBox="0 0 258 242" svg:d="M250 18c6-2 8-5 8-10 0-4-3-8-8-8-1 0-3 0-7 4-78 36-157 72-235 109-4 2-8 3-8 9 0 5 4 8 8 9 78 36 157 73 235 109 4 2 6 2 7 2 5 0 8-3 8-8s-2-6-8-10c-73-33-148-68-221-102 73-34 148-69 221-104z"><text:p/></draw:path><draw:path draw:style-name="gr71" draw:text-style-name="P7" svg:width="0.173cm" svg:height="0.265cm" svg:x="0.774cm" svg:y="0.093cm" svg:viewBox="0 0 174 266" svg:d="M174 5c0-1-1-4-5-4s-21 17-28 29c-9-23-26-30-39-30-50 0-102 62-102 124 0 40 25 66 55 66 19 0 35-10 51-24-4 14-18 69-20 74-3 11-7 13-30 13-6 0-9 0-9 9 0 1 0 4 5 4 14 0 28-1 42-1s30 1 44 1c1 0 7 0 7-8 0-5-4-5-10-5-21 0-21-2-21-6 0-3 1-6 1-9 20-77 40-155 59-233zM56 181c-25 0-26-32-26-39 0-20 12-66 19-83 13-31 35-49 53-49 28 0 33 33 33 37 0 2-23 95-25 96-6 12-30 38-54 38z"><text:p/></draw:path><draw:path draw:style-name="gr72" draw:text-style-name="P7" svg:width="0.257cm" svg:height="0.241cm" svg:x="1.112cm" svg:y="0.053cm" svg:viewBox="0 0 258 242" svg:d="M250 18c5-2 8-5 8-10 0-4-3-8-8-8-1 0-3 0-9 4-78 36-155 72-233 109-4 2-8 3-8 9 0 5 4 8 8 9 78 36 155 73 233 109 6 2 8 2 9 2 5 0 8-3 8-8s-3-6-8-10c-73-33-148-68-221-102 73-34 148-69 221-104z"><text:p/></draw:path><draw:path draw:style-name="gr73" draw:text-style-name="P7" svg:width="0.138cm" svg:height="0.277cm" svg:x="1.56cm" svg:y="0cm" svg:viewBox="0 0 139 278" svg:d="M86 11c0-10 0-11-9-11-27 26-64 26-77 26 0 5 0 9 0 14 8 0 34 0 55-11 0 72 0 144 0 216 0 15-1 20-39 20-5 0-9 0-14 0 0 5 0 10 0 13 15-1 52-1 69-1s54 0 68 1c0-3 0-8 0-13-4 0-8 0-13 0-38 0-40-5-40-20 0-78 0-156 0-234z"><text:p/></draw:path></draw:g></draw:g><text:s/>alors la suite <draw:g text:anchor-type="as-char" svg:y="-0.314cm" draw:z-index="21" draw:style-name="gr1"><svg:title>TexMaths</svg:title><svg:desc>12§display§(u_n)§svg§600§FALSE§</svg:desc><draw:g draw:style-name="gr2"><draw:path draw:style-name="gr63" draw:text-style-name="P6" svg:width="0.71cm" svg:height="0.376cm" svg:x="0.001cm" svg:y="0.023cm" svg:viewBox="0 0 711 377" svg:d="M356 377c-119 0-237 0-356 0 0-126 0-251 0-377 237 0 474 0 711 0 0 126 0 251 0 377-118 0-237 0-355 0z"><text:p/></draw:path><draw:path draw:style-name="gr64" draw:text-style-name="P7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65" draw:text-style-name="P7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66" draw:text-style-name="P7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67" draw:text-style-name="P7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décroissante.</text:p>
      <text:p text:style-name="P5">Pour <draw:g text:anchor-type="as-char" svg:y="-0.28cm" draw:z-index="22" draw:style-name="gr1"><svg:title>TexMaths</svg:title><svg:desc>12§display§u_0 &lt; 0§svg§600§FALSE§</svg:desc><draw:g draw:style-name="gr2"><draw:path draw:style-name="gr58" draw:text-style-name="P6" svg:width="1.14cm" svg:height="0.304cm" svg:x="0.01cm" svg:y="0.023cm" svg:viewBox="0 0 1141 305" svg:d="M572 305c-191 0-381 0-572 0 0-102 0-203 0-305 380 0 761 0 1141 0 0 102 0 203 0 305-189 0-380 0-569 0z"><text:p/></draw:path><draw:path draw:style-name="gr59" draw:text-style-name="P7" svg:width="0.216cm" svg:height="0.189cm" svg:x="0.001cm" svg:y="0.095cm" svg:viewBox="0 0 217 190" svg:d="M135 162c5 17 20 28 38 28 15 0 25-10 31-23 7-16 13-41 13-42 0-4-4-4-5-4-5 0-5 2-6 8-6 24-14 52-32 52-9 0-12-6-12-20 0-8 5-29 8-43 4-16 7-32 11-46 1-6 6-22 7-29 3-9 7-25 7-27 0-8-6-12-13-12-1 0-12 1-15 15-9 30-27 105-33 126 0 3-17 36-48 36-21 0-25-19-25-34 0-24 11-57 23-87 5-12 7-18 7-26 0-18-14-34-35-34-40 0-56 60-56 65 0 3 5 3 6 3 4 0 4-1 6-7 11-37 26-53 43-53 4 0 11 2 11 15 0 9-5 21-7 29-16 40-25 67-25 87 0 40 28 51 51 51 29 0 43-19 50-28z"><text:p/></draw:path><draw:path draw:style-name="gr60" draw:text-style-name="P7" svg:width="0.136cm" svg:height="0.2cm" svg:x="0.245cm" svg:y="0.148cm" svg:viewBox="0 0 137 201" svg:d="M137 102c0-32-4-56-17-77-10-13-28-25-52-25-68 0-68 80-68 102 0 21 0 99 68 99 69 0 69-78 69-99zM68 192c-13 0-31-7-37-31-5-17-5-41-5-62 0-22 0-45 5-61 6-24 25-30 37-30 16 0 31 10 37 27 5 17 5 37 5 64 0 21 0 43-3 61-6 27-27 32-39 32z"><text:p/></draw:path><draw:path draw:style-name="gr61" draw:text-style-name="P7" svg:width="0.255cm" svg:height="0.242cm" svg:x="0.571cm" svg:y="0.054cm" svg:viewBox="0 0 256 243" svg:d="M249 18c5-2 7-5 7-10 0-4-3-8-8-8-1 0-2 0-7 4-78 36-156 72-234 109-5 2-7 5-7 10 0 4 2 7 7 9 78 36 156 72 234 108 5 3 6 3 7 3 5 0 8-4 8-9 0-3-2-6-7-8-74-35-147-69-221-103 74-35 147-70 221-105z"><text:p/></draw:path><draw:path draw:style-name="gr62" draw:text-style-name="P7" svg:width="0.176cm" svg:height="0.287cm" svg:x="0.996cm" svg:y="0cm" svg:viewBox="0 0 177 288" svg:d="M177 145c0-33-2-67-16-98-20-40-54-47-72-47-25 0-57 11-73 50-14 29-16 62-16 95s1 69 19 101c18 34 48 42 70 42s54-8 73-49c13-29 15-60 15-94zM89 279c-17 0-42-10-49-51-5-25-5-62-5-87 0-27 0-55 3-77 9-51 40-54 51-54 13 0 40 7 49 49 5 23 5 55 5 82 0 31 0 58-5 86-7 40-31 52-49 52z"><text:p/></draw:path></draw:g></draw:g><text:s/>:</text:p>
      <text:p text:style-name="P5">- Si <draw:g text:anchor-type="as-char" svg:y="-0.277cm" draw:z-index="23" draw:style-name="gr1"><svg:title>TexMaths</svg:title><svg:desc>12§display§q &gt; 1§svg§600§FALSE§</svg:desc><draw:g draw:style-name="gr2"><draw:path draw:style-name="gr54" draw:text-style-name="P6" svg:width="0.895cm" svg:height="0.316cm" svg:x="0.006cm" svg:y="0.022cm" svg:viewBox="0 0 896 317" svg:d="M0 0c299 0 597 0 896 0 0 106 0 211 0 317-299 0-597 0-896 0 0-106 0-211 0-317z"><text:p/></draw:path><draw:path draw:style-name="gr55" draw:text-style-name="P7" svg:width="0.173cm" svg:height="0.265cm" svg:x="0.001cm" svg:y="0.093cm" svg:viewBox="0 0 174 266" svg:d="M174 5c0-1-1-4-5-4-5 0-21 17-29 29-9-23-25-30-38-30-50 0-102 62-102 124 0 40 25 66 55 66 18 0 35-10 51-24-4 14-18 69-20 74-3 11-7 13-30 13-6 0-9 0-9 9 0 1 0 4 5 4 13 0 28-1 42-1s30 1 43 1c2 0 8 0 8-8 0-5-5-5-11-5-20 0-20-2-20-6 0-3 0-6 1-9 19-77 40-155 59-233zM56 181c-25 0-26-32-26-39 0-20 12-66 19-83 13-31 35-49 53-49 26 0 32 33 32 37 0 2-22 95-24 96-6 12-30 38-54 38z"><text:p/></draw:path><draw:path draw:style-name="gr56" draw:text-style-name="P7" svg:width="0.256cm" svg:height="0.241cm" svg:x="0.339cm" svg:y="0.053cm" svg:viewBox="0 0 257 242" svg:d="M248 131c5-1 9-4 9-9 0-6-4-7-9-9-78-37-154-73-232-109-5-4-6-4-8-4-4 0-8 4-8 8s2 6 7 10c75 35 148 70 222 104-74 34-147 69-222 102-5 4-7 6-7 10 0 5 4 8 8 8 2 0 3 0 8-2 78-36 154-73 232-109z"><text:p/></draw:path><draw:path draw:style-name="gr57" draw:text-style-name="P7" svg:width="0.138cm" svg:height="0.277cm" svg:x="0.784cm" svg:y="0cm" svg:viewBox="0 0 139 278" svg:d="M86 11c0-10 0-11-9-11-27 26-64 26-77 26 0 5 0 9 0 14 8 0 34 0 55-11 0 72 0 144 0 216 0 15-1 20-38 20-5 0-10 0-15 0 0 5 0 10 0 13 16-1 52-1 69-1s54 0 68 1c0-3 0-8 0-13-5 0-8 0-13 0-38 0-40-5-40-20 0-78 0-156 0-234z"><text:p/></draw:path></draw:g></draw:g><text:s/>alors la suite <draw:g text:anchor-type="as-char" svg:y="-0.314cm" draw:z-index="25" draw:style-name="gr1"><svg:title>TexMaths</svg:title><svg:desc>12§display§(u_n)§svg§600§FALSE§</svg:desc><draw:g draw:style-name="gr2"><draw:path draw:style-name="gr43" draw:text-style-name="P6" svg:width="0.71cm" svg:height="0.376cm" svg:x="0.001cm" svg:y="0.023cm" svg:viewBox="0 0 711 377" svg:d="M356 377c-119 0-237 0-356 0 0-126 0-251 0-377 237 0 474 0 711 0 0 126 0 251 0 377-118 0-237 0-355 0z"><text:p/></draw:path><draw:path draw:style-name="gr44" draw:text-style-name="P7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45" draw:text-style-name="P7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46" draw:text-style-name="P7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47" draw:text-style-name="P7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décroissante.</text:p>
      <text:p text:style-name="P5">- Si <draw:g text:anchor-type="as-char" svg:y="-0.277cm" draw:z-index="24" draw:style-name="gr1"><svg:title>TexMaths</svg:title><svg:desc>12§display§0 &lt; q &lt; 1§svg§600§FALSE§</svg:desc><draw:g draw:style-name="gr2"><draw:path draw:style-name="gr48" draw:text-style-name="P6" svg:width="1.671cm" svg:height="0.316cm" svg:x="0.006cm" svg:y="0.022cm" svg:viewBox="0 0 1672 317" svg:d="M0 0c557 0 1115 0 1672 0 0 106 0 211 0 317-557 0-1115 0-1672 0 0-106 0-211 0-317z"><text:p/></draw:path><draw:path draw:style-name="gr49" draw:text-style-name="P7" svg:width="0.177cm" svg:height="0.287cm" svg:x="0.001cm" svg:y="0cm" svg:viewBox="0 0 178 288" svg:d="M178 145c0-33-3-67-17-98-20-40-54-47-72-47-25 0-57 11-73 50-15 29-16 62-16 95 0 31 1 69 19 100 18 35 48 43 69 43 22 0 55-10 74-49 13-29 16-60 16-94zM88 278c-16 0-41-10-48-50-5-25-5-62-5-88s0-55 3-76c8-51 40-54 50-54 14 0 42 7 50 49 4 23 4 55 4 81 0 32 0 59-4 86-7 40-31 52-50 52z"><text:p/></draw:path><draw:path draw:style-name="gr50" draw:text-style-name="P7" svg:width="0.257cm" svg:height="0.241cm" svg:x="0.347cm" svg:y="0.053cm" svg:viewBox="0 0 258 242" svg:d="M250 18c6-2 8-5 8-10 0-4-3-8-8-8-1 0-3 0-7 4-78 36-157 72-235 109-4 2-8 3-8 9 0 5 4 8 8 9 78 36 157 73 235 109 4 2 6 2 7 2 5 0 8-3 8-8s-2-6-8-10c-73-33-148-68-221-102 73-34 148-69 221-104z"><text:p/></draw:path><draw:path draw:style-name="gr51" draw:text-style-name="P7" svg:width="0.173cm" svg:height="0.265cm" svg:x="0.774cm" svg:y="0.093cm" svg:viewBox="0 0 174 266" svg:d="M174 5c0-1-1-4-5-4s-21 17-28 29c-9-23-26-30-39-30-50 0-102 62-102 124 0 40 25 66 55 66 19 0 35-10 51-24-4 14-18 69-20 74-3 11-7 13-30 13-6 0-9 0-9 9 0 1 0 4 5 4 14 0 28-1 42-1s30 1 44 1c1 0 7 0 7-8 0-5-4-5-10-5-21 0-21-2-21-6 0-3 1-6 1-9 20-77 40-155 59-233zM56 181c-25 0-26-32-26-39 0-20 12-66 19-83 13-31 35-49 53-49 28 0 33 33 33 37 0 2-23 95-25 96-6 12-30 38-54 38z"><text:p/></draw:path><draw:path draw:style-name="gr52" draw:text-style-name="P7" svg:width="0.257cm" svg:height="0.241cm" svg:x="1.112cm" svg:y="0.053cm" svg:viewBox="0 0 258 242" svg:d="M250 18c5-2 8-5 8-10 0-4-3-8-8-8-1 0-3 0-9 4-78 36-155 72-233 109-4 2-8 3-8 9 0 5 4 8 8 9 78 36 155 73 233 109 6 2 8 2 9 2 5 0 8-3 8-8s-3-6-8-10c-73-33-148-68-221-102 73-34 148-69 221-104z"><text:p/></draw:path><draw:path draw:style-name="gr53" draw:text-style-name="P7" svg:width="0.138cm" svg:height="0.277cm" svg:x="1.56cm" svg:y="0cm" svg:viewBox="0 0 139 278" svg:d="M86 11c0-10 0-11-9-11-27 26-64 26-77 26 0 5 0 9 0 14 8 0 34 0 55-11 0 72 0 144 0 216 0 15-1 20-39 20-5 0-9 0-14 0 0 5 0 10 0 13 15-1 52-1 69-1s54 0 68 1c0-3 0-8 0-13-4 0-8 0-13 0-38 0-40-5-40-20 0-78 0-156 0-234z"><text:p/></draw:path></draw:g></draw:g><text:s/>alors la suite <draw:g text:anchor-type="as-char" svg:y="-0.314cm" draw:z-index="26" draw:style-name="gr1"><svg:title>TexMaths</svg:title><svg:desc>12§display§(u_n)§svg§600§FALSE§</svg:desc><draw:g draw:style-name="gr2"><draw:path draw:style-name="gr38" draw:text-style-name="P6" svg:width="0.71cm" svg:height="0.376cm" svg:x="0.001cm" svg:y="0.023cm" svg:viewBox="0 0 711 377" svg:d="M356 377c-119 0-237 0-356 0 0-126 0-251 0-377 237 0 474 0 711 0 0 126 0 251 0 377-118 0-237 0-355 0z"><text:p/></draw:path><draw:path draw:style-name="gr39" draw:text-style-name="P7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40" draw:text-style-name="P7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41" draw:text-style-name="P7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42" draw:text-style-name="P7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croissante</text:p>
      <text:h text:style-name="Heading_20_3" text:outline-level="3">C – Représentation graphique</text:h>
      <text:p text:style-name="P5">Si <draw:g text:anchor-type="as-char" svg:y="-0.277cm" draw:z-index="27" draw:style-name="gr1"><svg:title>TexMaths</svg:title><svg:desc>12§display§q &lt; 0§svg§600§FALSE§</svg:desc><draw:g draw:style-name="gr2"><draw:path draw:style-name="gr34" draw:text-style-name="P6" svg:width="0.914cm" svg:height="0.316cm" svg:x="0.006cm" svg:y="0.022cm" svg:viewBox="0 0 915 317" svg:d="M0 0c305 0 610 0 915 0 0 106 0 211 0 317-305 0-610 0-915 0 0-106 0-211 0-317z"><text:p/></draw:path><draw:path draw:style-name="gr35" draw:text-style-name="P7" svg:width="0.173cm" svg:height="0.265cm" svg:x="0.001cm" svg:y="0.093cm" svg:viewBox="0 0 174 266" svg:d="M174 5c0-1-1-4-5-4-5 0-21 17-29 29-8-23-25-30-38-30-50 0-102 62-102 124 0 40 25 66 55 66 18 0 35-10 51-24-4 14-18 69-20 74-3 11-7 13-30 13-6 0-9 0-9 9 0 1 0 4 5 4 13 0 28-1 42-1s30 1 44 1c1 0 7 0 7-8 0-5-5-5-11-5-20 0-20-2-20-6 0-3 1-6 1-9 19-77 40-155 59-233zM56 181c-25 0-26-32-26-39 0-20 12-66 19-83 13-31 35-49 53-49 26 0 32 33 32 37 0 2-22 95-24 96-6 12-30 38-54 38z"><text:p/></draw:path><draw:path draw:style-name="gr36" draw:text-style-name="P7" svg:width="0.257cm" svg:height="0.241cm" svg:x="0.339cm" svg:y="0.053cm" svg:viewBox="0 0 258 242" svg:d="M250 18c4-2 8-5 8-10 0-4-5-8-8-8s-3 0-9 4c-78 36-155 72-233 109-4 2-8 3-8 9 0 5 4 8 8 9 78 36 155 73 233 109 6 2 6 2 9 2s8-3 8-8-4-6-8-10c-75-33-148-68-221-102 73-34 146-69 221-104z"><text:p/></draw:path><draw:path draw:style-name="gr37" draw:text-style-name="P7" svg:width="0.177cm" svg:height="0.287cm" svg:x="0.764cm" svg:y="0cm" svg:viewBox="0 0 178 288" svg:d="M178 145c0-33-3-67-17-98-19-40-54-47-72-47-25 0-55 11-73 50-14 29-16 62-16 95 0 31 2 69 19 100 18 35 49 43 70 43 23 0 55-10 73-49 13-29 16-60 16-94zM89 278c-17 0-41-10-49-50-5-25-5-62-5-88s0-55 3-76c9-51 40-54 51-54 14 0 42 7 49 49 5 23 5 55 5 81 0 32 0 59-5 86-6 40-30 52-49 52z"><text:p/></draw:path></draw:g></draw:g><text:s/>: la suite géométrique n'est ni croissante ni décroissante.</text:p>
      <text:h text:style-name="Heading_20_3" text:outline-level="3">D – Somme de termes consécutifs</text:h>
      <text:p text:style-name="P5"><draw:g text:anchor-type="as-char" svg:y="-0.189cm" draw:z-index="29" draw:style-name="gr1"><svg:title>TexMaths</svg:title><svg:desc>12§display§n §svg§600§FALSE§</svg:desc><draw:g draw:style-name="gr2"><draw:path draw:style-name="gr5" draw:text-style-name="P6" svg:width="0.196cm" svg:height="0.144cm" svg:x="0.01cm" svg:y="0.022cm" svg:viewBox="0 0 197 145" svg:d="M0 0c65 0 131 0 197 0 0 48 0 97 0 145-66 0-132 0-197 0 0-48 0-97 0-145z"><text:p/></draw:path><draw:path draw:style-name="gr6" draw:text-style-name="P7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text:s/>est un entier naturel non nul et <draw:g text:anchor-type="as-char" svg:y="-0.182cm" draw:z-index="30" draw:style-name="gr1"><svg:title>TexMaths</svg:title><svg:desc>12§display§q§svg§600§FALSE§</svg:desc><draw:g draw:style-name="gr2"><draw:path draw:style-name="gr3" draw:text-style-name="P6" svg:width="0.145cm" svg:height="0.222cm" svg:x="0.006cm" svg:y="0.023cm" svg:viewBox="0 0 146 223" svg:d="M74 223c-26 0-50 0-74 0 0-74 0-149 0-223 48 0 98 0 146 0 0 74 0 149 0 223-24 0-48 0-72 0z"><text:p/></draw:path><draw:path draw:style-name="gr4" draw:text-style-name="P7" svg:width="0.172cm" svg:height="0.265cm" svg:x="0.001cm" svg:y="0.001cm" svg:viewBox="0 0 173 266" svg:d="M173 5c0-1-1-4-5-4-3 0-20 17-28 29-9-23-26-30-38-30-50 0-102 62-102 124 0 39 25 66 56 66 18 0 35-11 49-26-3 15-17 71-18 75-4 12-7 14-30 14-6 0-11 0-11 9 1 1 0 4 6 4 13 0 28-1 42-1 15 0 28 1 43 1 2 0 7 0 7-8 0-5-4-5-11-5-20 0-20-2-20-7 0-2 1-5 2-8 19-78 39-155 58-233zM57 180c-26 0-27-31-27-38 0-21 12-66 20-84 13-30 35-48 52-48 26 0 32 33 32 37 0 2-23 93-23 96-7 11-30 37-54 37z"><text:p/></draw:path></draw:g></draw:g><text:s/>un réel différent de 1 alors : <text:span text:style-name="T2"><draw:g text:anchor-type="as-char" svg:y="-0.631cm" draw:z-index="28" draw:style-name="gr1"><svg:title>TexMaths</svg:title><svg:desc>12§display§1+q+q^2+q^3+…q^n = \frac{1-q^{n+1}}{1-q}§svg§600§FALSE§</svg:desc><draw:g draw:style-name="gr2"><draw:path draw:style-name="gr7" draw:text-style-name="P6" svg:width="6.41cm" svg:height="0.959cm" svg:x="0.001cm" svg:y="0.023cm" svg:viewBox="0 0 6411 960" svg:d="M3206 960c-1070 0-2138 0-3206 0 0-320 0-639 0-960 2137 0 4274 0 6411 0 0 321 0 640 0 960-1068 0-2137 0-3205 0z"><text:p/></draw:path><draw:path draw:style-name="gr8" draw:text-style-name="P7" svg:width="0.138cm" svg:height="0.28cm" svg:x="0.016cm" svg:y="0.354cm" svg:viewBox="0 0 139 281" svg:d="M88 11c0-10 0-11-11-11-25 28-63 28-77 28 0 4 0 8 0 13 10 0 34 0 56-11 0 72 0 144 0 217 0 16-2 21-39 21-5 0-9 0-13 0 0 3 0 8 0 13 14-1 50-1 68-1 17 0 53 0 67 1 0-5 0-10 0-13-5 0-8 0-13 0-37 0-38-5-38-21 0-79 0-157 0-236z"><text:p/></draw:path><draw:path draw:style-name="gr9" draw:text-style-name="P7" svg:width="0.279cm" svg:height="0.28cm" svg:x="0.308cm" svg:y="0.388cm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10" draw:text-style-name="P7" svg:width="0.173cm" svg:height="0.267cm" svg:x="0.722cm" svg:y="0.448cm" svg:viewBox="0 0 174 268" svg:d="M174 5c0-3-1-5-4-5-4 0-21 17-28 29-10-22-27-29-40-29-49 0-102 62-102 124 0 40 25 67 56 67 18 0 35-11 50-25-4 14-18 70-20 75-2 11-6 13-30 13-4 0-9 0-9 9 0 1 0 5 6 5 13 0 27-2 42-2 14 0 29 2 43 2 2 0 7 0 7-9 0-5-3-5-11-5-20 0-20-2-20-6 0-3 1-6 2-9 20-78 39-156 58-234zM58 181c-26 0-28-32-28-39 0-21 13-66 20-84 12-32 35-48 52-48 28 0 34 33 34 37 0 2-23 93-26 96-6 12-28 38-52 38z"><text:p/></draw:path><draw:path draw:style-name="gr11" draw:text-style-name="P7" svg:width="0.279cm" svg:height="0.28cm" svg:x="1.027cm" svg:y="0.388cm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12" draw:text-style-name="P7" svg:width="0.173cm" svg:height="0.267cm" svg:x="1.441cm" svg:y="0.448cm" svg:viewBox="0 0 174 268" svg:d="M174 5c0-3-1-5-4-5-4 0-21 17-28 29-10-22-27-29-40-29-49 0-102 62-102 124 0 40 25 67 56 67 18 0 35-11 50-25-4 14-18 70-20 75-2 11-6 13-30 13-6 0-9 0-9 9 0 1 0 5 6 5 13 0 27-2 42-2 14 0 29 2 43 2 2 0 7 0 7-9 0-5-3-5-11-5-20 0-20-2-20-6 0-3 1-6 2-9 20-78 39-156 58-234zM58 181c-26 0-28-32-28-39 0-21 12-66 19-84 13-32 36-48 53-48 28 0 34 33 34 37 0 2-24 93-26 96-6 12-30 38-52 38z"><text:p/></draw:path><draw:path draw:style-name="gr13" draw:text-style-name="P7" svg:width="0.13cm" svg:height="0.195cm" svg:x="1.646cm" svg:y="0.265cm" svg:viewBox="0 0 131 196" svg:d="M131 142c-4 0-6 0-10 0-1 7-5 24-8 27-3 1-25 1-29 1-18 0-36 0-54 0 30-27 41-34 59-49 21-17 42-36 42-63 0-36-31-58-70-58-36 0-61 25-61 53 0 15 13 17 16 17 7 0 15-5 15-16 0-6-1-16-17-16 9-21 29-27 44-27 28 0 44 23 44 47 0 25-18 45-28 56-24 24-46 47-70 71-4 2-4 2-4 11 41 0 82 0 122 0 3-18 6-36 9-54z"><text:p/></draw:path><draw:path draw:style-name="gr14" draw:text-style-name="P7" svg:width="0.28cm" svg:height="0.28cm" svg:x="1.934cm" svg:y="0.388cm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15" draw:text-style-name="P7" svg:width="0.173cm" svg:height="0.267cm" svg:x="2.35cm" svg:y="0.448cm" svg:viewBox="0 0 174 268" svg:d="M174 5c0-3-1-5-5-5-5 0-21 17-29 29-9-22-25-29-38-29-50 0-102 62-102 124 0 40 25 67 55 67 18 0 35-11 51-25-4 14-18 70-20 75-3 11-7 13-30 13-6 0-10 0-10 9 0 1 0 5 6 5 13 0 28-2 42-2s30 2 43 2c2 0 8 0 8-9 0-5-5-5-11-5-20 0-20-2-20-6 0-3 0-6 1-9 19-78 40-156 59-234zM56 181c-25 0-26-32-26-39 0-21 12-66 19-84 13-32 35-48 53-48 26 0 32 33 32 37 0 2-22 93-24 96-6 12-30 38-54 38z"><text:p/></draw:path><draw:path draw:style-name="gr16" draw:text-style-name="P7" svg:width="0.135cm" svg:height="0.201cm" svg:x="2.552cm" svg:y="0.265cm" svg:viewBox="0 0 136 202" svg:d="M64 97c24 0 39 16 39 48 0 36-20 47-38 47-11 0-37-4-49-20 13 0 16-11 16-17 0-10-7-16-16-16s-16 5-16 17c0 28 30 46 66 46 41 0 70-28 70-57 0-24-20-47-52-53 31-12 42-33 42-51 0-23-28-41-60-41-34 0-58 16-58 40 0 9 8 15 16 15 10 0 14-7 14-15 0-9-4-15-14-15 11-13 31-17 42-17 13 0 31 8 31 33 0 12-3 26-12 35-9 12-18 12-32 13-7 0-9 0-10 0-1 1-2 1-2 5 0 3 2 3 7 3s11 0 16 0z"><text:p/></draw:path><draw:path draw:style-name="gr17" draw:text-style-name="P7" svg:width="0.279cm" svg:height="0.28cm" svg:x="2.843cm" svg:y="0.388cm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18" draw:text-style-name="P7" svg:width="0.043cm" svg:height="0.043cm" svg:x="3.276cm" svg:y="0.589cm" svg:viewBox="0 0 44 44" svg:d="M44 22c0-12-10-22-22-22s-22 8-22 22c0 12 10 22 22 22s22-9 22-22z"><text:p/></draw:path><draw:path draw:style-name="gr19" draw:text-style-name="P7" svg:width="0.043cm" svg:height="0.043cm" svg:x="3.463cm" svg:y="0.589cm" svg:viewBox="0 0 44 44" svg:d="M44 22c0-12-10-22-22-22-14 0-22 8-22 22 0 12 8 22 22 22 12 0 22-9 22-22z"><text:p/></draw:path><draw:path draw:style-name="gr20" draw:text-style-name="P7" svg:width="0.043cm" svg:height="0.043cm" svg:x="3.65cm" svg:y="0.589cm" svg:viewBox="0 0 44 44" svg:d="M44 22c0-12-10-22-22-22-14 0-22 8-22 22 0 12 8 22 22 22 12 0 22-9 22-22z"><text:p/></draw:path><draw:path draw:style-name="gr21" draw:text-style-name="P7" svg:width="0.173cm" svg:height="0.267cm" svg:x="3.818cm" svg:y="0.448cm" svg:viewBox="0 0 174 268" svg:d="M174 5c0-3-1-5-5-5-5 0-21 17-29 29-9-22-25-29-38-29-50 0-102 62-102 124 0 40 25 67 55 67 18 0 35-11 51-25-4 14-18 70-20 75-3 11-7 13-30 13-6 0-9 0-9 9 0 1 0 5 5 5 13 0 28-2 42-2s30 2 43 2c2 0 8 0 8-9 0-5-5-5-11-5-20 0-20-2-20-6 0-3 0-6 1-9 19-78 40-156 59-234zM56 181c-25 0-26-32-26-39 0-21 12-66 19-84 13-32 35-48 53-48 26 0 32 33 32 37 0 2-22 93-24 96-6 12-30 38-54 38z"><text:p/></draw:path><draw:path draw:style-name="gr22" draw:text-style-name="P7" svg:width="0.179cm" svg:height="0.132cm" svg:x="4.019cm" svg:y="0.331cm" svg:viewBox="0 0 180 133" svg:d="M22 112c-2 3-3 10-3 12 0 6 5 9 10 9 6 0 11-5 12-7s3-12 5-18c1-6 4-19 7-26 1-8 3-14 5-21 2-12 3-14 12-26 8-12 22-27 44-27 17 0 18 15 18 21 0 18-13 50-18 62-4 9-5 11-5 16 0 15 13 26 29 26 29 0 42-41 42-45s-4-4-5-4c-3 0-5 1-6 5-6 24-19 36-31 36-6 0-7-5-7-11 0-7 2-11 7-24 4-8 16-40 16-56 0-29-23-34-39-34-24 0-41 14-50 26-1-20-19-26-31-26s-20 8-23 16c-7 10-11 27-11 28 0 5 4 5 5 5 3 0 5-1 6-9 5-17 11-32 21-32 9 0 10 6 10 15 0 5-2 15-4 24-2 8-6 20-7 26-3 13-6 25-9 39z"><text:p/></draw:path><draw:path draw:style-name="gr23" draw:text-style-name="P7" svg:width="0.279cm" svg:height="0.097cm" svg:x="4.375cm" svg:y="0.48cm" svg:viewBox="0 0 280 98" svg:d="M266 17c6 0 14 0 14-9 0-8-8-8-14-8-84 0-169 0-253 0-6 0-13 0-13 8 0 9 7 9 14 9 84 0 168 0 252 0zM266 98c6 0 14 0 14-8s-8-8-14-8c-84 0-168 0-252 0-7 0-14 0-14 8s7 8 13 8c84 0 169 0 253 0z"><text:p/></draw:path><draw:path draw:style-name="gr24" draw:text-style-name="P7" svg:width="0.138cm" svg:height="0.28cm" svg:x="4.884cm" svg:y="0.07cm" svg:viewBox="0 0 139 281" svg:d="M86 11c0-10 0-11-9-11-25 26-63 26-77 26 0 5 0 9 0 14 8 0 34 0 55-11 0 73 0 145 0 218 0 16-1 21-38 21-5 0-9 0-13 0 0 3 0 8 0 13 14-1 49-1 67-1 17 0 54 0 68 1 0-5 0-10 0-13-5 0-8 0-13 0-37 0-40-5-40-21 0-79 0-157 0-236z"><text:p/></draw:path><draw:path draw:style-name="gr25" draw:text-style-name="P7" svg:width="0.257cm" svg:height="0.016cm" svg:x="5.187cm" svg:y="0.236cm" svg:viewBox="0 0 258 17" svg:d="M242 17c8 0 16 0 16-9 0-8-8-8-16-8-75 0-152 0-228 0-7 0-14 0-14 8 0 9 7 9 14 9 76 0 153 0 228 0z"><text:p/></draw:path><draw:path draw:style-name="gr26" draw:text-style-name="P7" svg:width="0.173cm" svg:height="0.267cm" svg:x="5.59cm" svg:y="0.164cm" svg:viewBox="0 0 174 268" svg:d="M174 4c0-2-1-4-4-4-4 0-21 17-28 29-10-23-27-29-40-29-49 0-102 61-102 122 0 42 25 69 56 69 18 0 35-11 50-27-4 16-18 72-20 76-2 12-6 13-30 14-4 0-9 0-9 9 2 1 0 5 6 5 13 0 27-2 42-2 14 0 29 2 43 2 2 0 7 0 7-9 0-5-3-5-11-5-20 0-20-3-20-7 0-2 1-5 2-8 20-78 39-157 58-235zM58 181c-26 0-28-32-28-39 0-21 12-66 19-84 13-32 36-50 53-50 28 0 34 35 34 38 0 2-24 94-26 96-6 12-30 39-52 39z"><text:p/></draw:path><draw:path draw:style-name="gr27" draw:text-style-name="P7" svg:width="0.18cm" svg:height="0.132cm" svg:x="5.79cm" svg:y="0.066cm" svg:viewBox="0 0 181 133" svg:d="M23 112c-1 3-4 10-4 12 0 6 6 9 11 9s10-5 11-7c1-4 3-12 6-18 1-6 5-19 6-26 2-6 3-14 5-20 3-13 3-14 13-27 7-11 21-27 44-27 17 0 17 15 17 21 0 18-13 50-17 62-3 9-5 11-5 17 0 16 14 25 28 25 30 0 43-41 43-45s-3-3-5-4c-4 0-4 1-6 5-7 24-19 36-31 36-6 0-7-5-7-11s1-11 6-24c4-8 16-40 16-56 0-29-22-34-39-34-24 0-41 16-49 26-2-20-19-26-31-26-13 0-21 10-24 16-6 10-11 27-11 30s4 2 5 3c5 0 5-1 7-9 5-17 10-32 22-32 7 0 9 6 9 15 0 6-2 15-5 24-2 7-4 20-6 26-3 13-6 25-9 39z"><text:p/></draw:path><draw:path draw:style-name="gr28" draw:text-style-name="P7" svg:width="0.216cm" svg:height="0.216cm" svg:x="6.006cm" svg:y="0.014cm" svg:viewBox="0 0 217 217" svg:d="M115 116c30 0 61 0 91 0 4 0 11 0 11-7s-7-7-11-7c-30 0-61 0-91 0 0-30 0-61 0-91 0-4 0-11-7-11s-7 7-7 11c0 30 0 61 0 91-30 0-60 0-90 0-4 0-11 0-11 7s6 7 11 7c30 0 60 0 90 0 0 30 0 60 0 90 0 4 0 11 7 11s7-6 7-11c0-30 0-60 0-90z"><text:p/></draw:path><draw:path draw:style-name="gr29" draw:text-style-name="P7" svg:width="0.106cm" svg:height="0.195cm" svg:x="6.276cm" svg:y="0cm" svg:viewBox="0 0 107 196" svg:d="M67 8c0-8-1-8-9-8-20 19-46 19-58 19 0 4 0 7 0 11 7 0 26 0 43-8 0 50 0 99 0 150 0 9 0 13-30 13-3 0-7 0-11 0 0 3 0 7 0 11 5 0 41-2 52-2 10 0 47 2 53 2 0-4 0-8 0-11-4 0-7 0-11 0-29 0-29-4-29-13 0-54 0-110 0-164z"><text:p/></draw:path><draw:path draw:style-name="gr30" draw:text-style-name="P7" svg:width="1.586cm" svg:height="0.016cm" svg:x="4.847cm" svg:y="0.52cm" svg:viewBox="0 0 1587 17" svg:d="M793 17c-264 0-529 0-793 0 0-6 0-11 0-17 529 0 1057 0 1587 0 0 6 0 11 0 17-266 0-530 0-794 0z"><text:p/></draw:path><draw:path draw:style-name="gr31" draw:text-style-name="P7" svg:width="0.138cm" svg:height="0.28cm" svg:x="5.213cm" svg:y="0.641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32" draw:text-style-name="P7" svg:width="0.256cm" svg:height="0.016cm" svg:x="5.515cm" svg:y="0.809cm" svg:viewBox="0 0 257 17" svg:d="M242 17c8 0 15 0 15-9 0-8-7-8-15-8-75 0-152 0-228 0-7 0-14 0-14 8 0 9 7 9 14 9 76 0 153 0 228 0z"><text:p/></draw:path><draw:path draw:style-name="gr33" draw:text-style-name="P7" svg:width="0.173cm" svg:height="0.267cm" svg:x="5.919cm" svg:y="0.736cm" svg:viewBox="0 0 174 268" svg:d="M174 4c0-2-1-4-5-4-5 0-21 17-29 29-9-23-25-29-38-29-50 0-102 62-102 122 0 42 25 69 55 69 18 0 35-11 51-25-4 14-18 70-20 74-3 12-7 14-30 14-6 0-9 0-9 9 1 1 0 5 5 5 13 0 28-2 42-2s30 2 43 2c2 0 8 0 8-9 0-5-5-5-11-5-20 0-20-3-20-7 0-2 0-5 1-8 19-78 40-157 59-235zM56 181c-25 0-26-32-26-39 0-21 12-66 19-84 13-32 35-50 53-50 26 0 32 35 32 38 0 2-22 94-24 97-6 11-30 38-54 38z"><text:p/></draw:path></draw:g></draw:g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819*" fo:start-indent="0cm" fo:end-indent="0.15cm"/>
          <style:column style:rel-width="4819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7:47.555542893</meta:creation-date>
    <dc:title>TST</dc:title>
    <meta:editing-duration>PT25M8S</meta:editing-duration>
    <meta:editing-cycles>4</meta:editing-cycles>
    <meta:generator>LibreOffice/7.3.4.2$Linux_X86_64 LibreOffice_project/30$Build-2</meta:generator>
    <dc:date>2022-06-15T14:52:51.361906417</dc:date>
    <meta:document-statistic meta:table-count="0" meta:image-count="0" meta:object-count="0" meta:page-count="1" meta:paragraph-count="28" meta:word-count="216" meta:character-count="1187" meta:non-whitespace-character-count="960"/>
    <meta:template xlink:type="simple" xlink:actuate="onRequest" xlink:title="TST" xlink:href="../../../../../../../../home/paulhenry/.config/libreoffice/4/user/template/TST.ott" meta:date="2022-06-15T14:27:43.643636958"/>
  </office:meta>
</office:document-meta>
</file>